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Adobe Hebrew" svg:font-family="'Adobe Hebrew'"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text-properties style:font-name="Adobe Heiti Std R" fo:font-size="10pt" fo:font-style="italic" fo:font-weight="normal" fo:background-color="#ffff00" style:font-size-asian="10pt" style:font-style-asian="italic" style:font-weight-asian="normal" style:font-size-complex="10pt" style:font-style-complex="italic" style:font-weight-complex="normal"/>
    </style:style>
    <style:style style:name="P5" style:family="paragraph" style:parent-style-name="Standard">
      <style:text-properties style:font-name="Iskoola Pota" fo:font-size="12pt" fo:font-weight="bold" fo:background-color="transparent" style:font-size-asian="12pt" style:font-weight-asian="bold" style:font-size-complex="12pt" style:font-weight-complex="bold"/>
    </style:style>
    <style:style style:name="P6" style:family="paragraph" style:parent-style-name="Standard">
      <style:text-properties style:font-name="Iskoola Pota" fo:font-size="12pt" fo:font-weight="bold" fo:background-color="#ff0000" style:font-size-asian="12pt" style:font-weight-asian="bold" style:font-size-complex="12pt" style:font-weight-complex="bold"/>
    </style:style>
    <style:style style:name="P7"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9"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10"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11"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3" style:family="paragraph" style:parent-style-name="Standard">
      <style:paragraph-properties fo:margin-top="0cm" fo:margin-bottom="0cm" fo:line-height="150%"/>
    </style:style>
    <style:style style:name="P14" style:family="paragraph" style:parent-style-name="Text_20_Running">
      <style:text-properties style:font-name="Iskoola Pota" style:font-name-complex="Iskoola Pota"/>
    </style:style>
    <style:style style:name="P15" style:family="paragraph" style:parent-style-name="Text_20_Running">
      <style:text-properties fo:background-color="#ffff00"/>
    </style:style>
    <style:style style:name="P16" style:family="paragraph" style:parent-style-name="Text_20_Running">
      <style:text-properties fo:background-color="#ff0000"/>
    </style:style>
    <style:style style:name="P17" style:family="paragraph" style:parent-style-name="Text_20_Running">
      <style:paragraph-properties fo:margin-left="0cm" fo:margin-right="0cm" fo:text-align="start" style:justify-single-word="false" fo:text-indent="0cm" style:auto-text-indent="false" style:text-autospace="none"/>
    </style:style>
    <style:style style:name="P18"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9" style:family="paragraph" style:parent-style-name="Standard" style:master-page-name="MP0">
      <style:paragraph-properties style:page-number="auto" fo:break-before="page"/>
    </style:style>
    <style:style style:name="P20"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21" style:family="paragraph" style:parent-style-name="Text_20_Running">
      <style:paragraph-properties fo:margin-left="0cm" fo:margin-right="0cm" fo:text-align="start" style:justify-single-word="false" fo:text-indent="0cm" style:auto-text-indent="false" style:text-autospace="non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Lucida Console" fo:font-size="10pt" style:font-size-asian="10pt" style:font-size-complex="10pt"/>
    </style:style>
    <style:style style:name="T6" style:family="text">
      <style:text-properties fo:background-color="#ff0000"/>
    </style:style>
    <style:style style:name="T7" style:family="text">
      <style:text-properties fo:background-color="#ff0000" style:font-name-asian="Consolas2" style:font-name-complex="Consolas2"/>
    </style:style>
    <style:style style:name="T8" style:family="text">
      <style:text-properties fo:font-style="normal" style:font-style-asian="normal" style:font-style-complex="normal"/>
    </style:style>
    <style:style style:name="T9" style:family="text">
      <style:text-properties style:text-underline-style="none"/>
    </style:style>
    <style:style style:name="T10" style:family="text">
      <style:text-properties style:text-underline-style="none" fo:background-color="#ffff00"/>
    </style:style>
    <style:style style:name="T11" style:family="text">
      <style:text-properties style:text-position="super 58%" style:text-underline-style="none"/>
    </style:style>
    <style:style style:name="T12" style:family="text">
      <style:text-properties fo:background-color="transparent"/>
    </style:style>
    <style:style style:name="T13" style:family="text">
      <style:text-properties fo:background-color="transparent" style:font-name-asian="Consolas2" style:font-name-complex="Consolas2"/>
    </style:style>
    <style:style style:name="T14" style:family="text">
      <style:text-properties fo:color="#ffffff"/>
    </style:style>
    <style:style style:name="T15" style:family="text">
      <style:text-properties fo:color="#ffffff" fo:background-color="#000080" style:font-name-asian="Consolas2" style:font-name-complex="Consolas2"/>
    </style:style>
    <style:style style:name="T16" style:family="text">
      <style:text-properties fo:background-color="#ffff00"/>
    </style:style>
    <style:style style:name="T17" style:family="text">
      <style:text-properties fo:background-color="#ffff00" style:font-name-asian="Consolas2" style:font-name-complex="Consolas2"/>
    </style:style>
    <style:style style:name="T18" style:family="text">
      <style:text-properties style:font-name-asian="Consolas2" style:font-name-complex="Consolas2"/>
    </style:style>
    <style:style style:name="T19" style:family="text">
      <style:text-properties fo:background-color="#ffff99"/>
    </style:style>
    <style:style style:name="T20" style:family="text">
      <style:text-properties fo:color="#f8f8f2" style:font-name="Consolas2" fo:font-size="10pt" style:font-name-asian="Consolas2" style:font-size-asian="10pt" style:font-name-complex="Consolas2" style:font-size-complex="10pt"/>
    </style:style>
    <style:style style:name="T21" style:family="text">
      <style:text-properties fo:font-style="italic" style:font-name-asian="Consolas2" style:font-style-asian="italic" style:font-name-complex="Consolas2" style:font-style-complex="italic"/>
    </style:style>
    <style:style style:name="T22" style:family="text">
      <style:text-properties fo:font-style="italic" style:font-style-asian="italic" style:font-style-complex="italic"/>
    </style:style>
    <style:style style:name="T23" style:family="text">
      <style:text-properties style:font-name-complex="Iskoola Pota"/>
    </style:style>
    <style:style style:name="T24" style:family="text">
      <style:text-properties fo:color="#000000" fo:background-color="transparent" style:font-name-asian="Consolas2" style:font-name-complex="Consolas2"/>
    </style:style>
    <style:style style:name="T25" style:family="text">
      <style:text-properties style:text-underline-style="solid" style:text-underline-width="auto" style:text-underline-color="font-color" style:font-name-asian="Consolas2" style:font-name-complex="Consolas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Heading_20_1">1. Vorwort</text:span></text:p>
      <text:p text:style-name="Standard"><text:span text:style-name="Heading_20_2"/></text:p>
      <text:p text:style-name="Standard"><text:span text:style-name="Heading_20_2">1.1 Motivation der Arbeit</text:span></text:p>
      <text:p text:style-name="P13"/>
      <text:p text:style-name="P14"><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4"><text:span text:style-name="Text_20_Running">"Ruby on Rails" (3.1) realisiert wurde.</text:span></text:p>
      <text:p text:style-name="Text_20_Running"><text:span text:style-name="Text_20_Running"><text:span text:style-name="T23">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Text_20_Running"><text:span text:style-name="T23">www.ogdb.de</text:span></text:span></text:a><text:span text:style-name="Text_20_Running"><text:span text:style-name="T23">), das jedoch einerseits im Design höchst obsolet erscheint und andererseits ein Nutzungsfeature missen lässt, das ich persönlich für unentbehrlich erachte, nämlich eine Möglichkeit zur Bewertung der Spiele.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aher wird im Rahmen dieser Arbeit von einem Deployment abgesehen und der Fokus auf die Entwicklung gelegt. Dennoch wird die Seite weitestgehend als vollwertige Applikation behandelt und durch den Projektnamen „GameHawks“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Text_20_Running">www.xing.com</text:span></text:a><text:span text:style-name="Text_20_Running"> <text:s/>oder </text:span><text:a xlink:type="simple" xlink:href="http://www.twitter.com/"><text:span text:style-name="Text_20_Running">www.twitter.com</text:span></text:a><text:span text:style-name="Text_20_Running"> zu sehen ist.</text:span></text:p>
      <text:p text:style-name="P15"><text:span text:style-name="Text_20_Running"><text:span text:style-name="T6">Der geringen Verbreitung von Rails liegt auch zu Grunde, dass in den Lehrplänen der Georg-Simon-Ohm Hochschule das Framework nirgends referenziert wird und daher bietet sich eine Abschlussarbeit hervorragend um dessen Effizienz unter Beweis zu stellen und es als Lehrfach für angehende Webentwickler an der Hochschule zu etablieren.</text:span></text:span></text:p>
      <text:p text:style-name="P16"><text:span text:style-name="Text_20_Running"><text:span text:style-name="T6">Prüfen auf Tauglichkeit</text:span></text:span></text:p>
      <text:p text:style-name="Text_20_Running"/>
      <text:p text:style-name="P12"/>
      <text:p text:style-name="Standard"><text:span text:style-name="Heading_20_1">2. Planung</text:span></text:p>
      <text:p text:style-name="Standard"><text:span text:style-name="Heading_20_2"/></text:p>
      <text:p text:style-name="Standard"><text:soft-page-break/><text:span text:style-name="Heading_20_2">2.1 Anforderungen an der Applikation</text:span></text:p>
      <text:p text:style-name="P8"/>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Text_20_Running"/>
      <text:p text:style-name="Standard"><text:span text:style-name="Heading_20_4">Szenario 1.1 - </text:span><text:span text:style-name="Heading_20_4"><text:span text:style-name="T3">Besucher möchte einen Speileintrag ansehen</text:span></text:span></text:p>
      <text:p text:style-name="P2">Aufruf der Startseite -&gt; <text:s/>Eingabe des gesuchten Titels in das Suchfeld -&gt; Liste mit Suchergebnissen -&gt; Klick auf gesuchten Titel -&gt; Ansicht der Detailseite des Spiels</text:p>
      <text:p text:style-name="P1"/>
      <text:p text:style-name="Standard"><text:span text:style-name="Heading_20_4">Szenario 1.2 - </text:span><text:span text:style-name="Heading_20_4"><text:span text:style-name="T3">Besucher möchte ein Review zu einem Spiel lesen</text:span></text:span></text:p>
      <text:p text:style-name="P3">Szenario 1.1 -&gt; Liste mit Reviews angegeben mit jeweiligen Usernamen <text:s/>-&gt; <text:span text:style-name="T19">Klick auf Usernamen -&gt;</text:span></text:p>
      <text:p text:style-name="P4">Ansicht der Seite mit dem Review des angeklickten Nutzers</text:p>
      <text:p text:style-name="Standard"><text:span text:style-name="Heading_20_4"/></text:p>
      <text:p text:style-name="Standard"><text:span text:style-name="Heading_20_4">Szenario 1.3 - </text:span><text:span text:style-name="Heading_20_4"><text:span text:style-name="T3">Besucher möchte eine Liste aller registrierten User einsehen</text:span></text:span></text:p>
      <text:p text:style-name="P3">Klick auf „User-Center“ -&gt; Sofern nicht engeloggt, Redirect zum Login -&gt; Liste mit allen registrierten Usern</text:p>
      <text:p text:style-name="P3"/>
      <text:p text:style-name="Standard"><text:span text:style-name="Heading_20_4">Szenario 2.1 - </text:span><text:span text:style-name="Heading_20_4"><text:span text:style-name="T3">Besucher möchte sich registrieren</text:span></text:span></text:p>
      <text:p text:style-name="P3">Aufruf der Startseite -&gt; Klick auf "Registrieren" -&gt; Ausfüllen des Registrierungsformulars -&gt;</text:p>
      <text:p text:style-name="P3">Absenden -&gt; Redirect zur Startseite</text:p>
      <text:p text:style-name="P1"/>
      <text:p text:style-name="Standard"><text:span text:style-name="Heading_20_4">Szenario 2.2 - </text:span><text:span text:style-name="Heading_20_4"><text:span text:style-name="T3">Besucher möchte sich einloggen</text:span></text:span></text:p>
      <text:p text:style-name="P4">Klick auf Login -&gt; <text:s/>Ansicht mit Login Formular -&gt;</text:p>
      <text:p text:style-name="P4">Ausfüllen des Loginformulars -&gt; Absenden <text:s/>-&gt;</text:p>
      <text:p text:style-name="P4">Redirect zu Home und ist eingeloggt</text:p>
      <text:p text:style-name="P5"><text:soft-page-break/></text:p>
      <text:p text:style-name="P6">Szenario 3.2 login redirect</text:p>
      <text:p text:style-name="P5"/>
      <text:p text:style-name="Standard"><text:span text:style-name="Heading_20_4">Szenario 3.1 - </text:span><text:span text:style-name="Heading_20_4"><text:span text:style-name="T3">Besucher möchte ein Spiel bewerten</text:span></text:span></text:p>
      <text:p text:style-name="P3">Szenario 1.1 -&gt; Sofern nicht eingeloggt, Redirect zum Login -&gt; Klick auf die gewünschte Bewertungseinheit -&gt; Bewertungsansicht wird sofort aktualisiert, Rest der Seite wird nicht neu geladen</text:p>
      <text:p text:style-name="P1"/>
      <text:p text:style-name="Standard"><text:span text:style-name="Heading_20_4">Szenario 3.2 - </text:span><text:span text:style-name="Heading_20_4"><text:span text:style-name="T3">Besucher möchte zu einem Spiel eine Kritik verfassen</text:span></text:span></text:p>
      <text:p text:style-name="P3">Szenario 1.1 -&gt; Klick auf "Review verfassen" -&gt; Sofern nicht eingeloggt, Redirect zum Login -&gt;</text:p>
      <text:p text:style-name="P3">Ansicht des Eintragungsformulars mit Text feld -&gt; Absenden -&gt;</text:p>
      <text:p text:style-name="P3">Ansicht der Spieldetailseite mit aktualisierter Liste an Reviews</text:p>
      <text:p text:style-name="P1"/>
      <text:p text:style-name="Standard"><text:span text:style-name="Heading_20_4">Szenario 4.1 - </text:span><text:span text:style-name="Heading_20_4"><text:span text:style-name="T3">Besucher möchte ein neues Spiel in die Datenbank eintragen</text:span></text:span></text:p>
      <text:p text:style-name="P3">Aufruf der Startseite -&gt; Klick auf "Neues Spiel eintragen" -&gt;</text:p>
      <text:p text:style-name="P3">Sofern nicht eingeloggt, Redirect zum Login-&gt;</text:p>
      <text:p text:style-name="P3">Ansicht des Eingabeformulars -&gt; Absenden -&gt; </text:p>
      <text:p text:style-name="P3">Redirect zum eben eingetragenen Spiel</text:p>
      <text:p text:style-name="P1"/>
      <text:p text:style-name="Standard"><text:span text:style-name="Heading_20_4">Szenario 4.2 - </text:span><text:span text:style-name="Heading_20_4"><text:span text:style-name="T3">Besucher möchte ein ein Spiel in seine Favoritenliste eintragen</text:span></text:span></text:p>
      <text:p text:style-name="P3">Szenario 1.1 -&gt; Klick auf "Spiel zur Favoritenliste hinzufügen" -&gt;</text:p>
      <text:p text:style-name="P3">Sofern nicht eingeloggt, Hinweis und Szenario 2.2</text:p>
      <text:p text:style-name="P1"/>
      <text:p text:style-name="Standard"><text:span text:style-name="Heading_20_4">Szenario 4.3 - </text:span><text:span text:style-name="Heading_20_4"><text:span text:style-name="T3">Besucher möchte seine Favoritenliste einsehen</text:span></text:span></text:p>
      <text:p text:style-name="P3">Klick auf "Profil" -&gt; Klick auf "Spiel zur Favoritenliste hinzufügen"</text:p>
      <text:p text:style-name="P3"/>
      <text:p text:style-name="Standard"><text:span text:style-name="Heading_20_4">Szenario 4.4 - </text:span><text:span text:style-name="Heading_20_4"><text:span text:style-name="T3">Besucher möchte <text:s/>eine Liste all seiner verfassten Reviews einsehen</text:span></text:span></text:p>
      <text:p text:style-name="P3"><text:soft-page-break/>Klick auf "Profil" -&gt; Klick auf "Spiel zur Favoritenliste hinzufügen"</text:p>
      <text:p text:style-name="P10">Bild Use CASES</text:p>
      <text:p text:style-name="P13"><text:span text:style-name="Heading_20_2"><text:span text:style-name="T2"/></text:span></text:p>
      <text:p text:style-name="P13"><text:span text:style-name="Heading_20_2">2.2 Das Datenbankschema</text:span></text:p>
      <text:p text:style-name="P7"/>
      <text:p text:style-name="Text_20_Running"><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da jedes Spiel mehrere Wertungen haben kann, aber jede einzelne Wertung kann nur einem 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in eine persönliche Besitz-Liste erfordert ebenfalls ein eigenes Model „Gamerelations“, das direkte Beziehungen zwischen User und Spielen herstellt, was letztlich genauso eine 1:n Relation, wie die beiden anderen Support-Models.</text:span></text:p>
      <text:p text:style-name="Text_20_Running"><text:soft-page-break/><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10">Bild vom Datenbankschema</text:p>
      <text:p text:style-name="P9"/>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Rahmen dieser Arbeit nicht berücksichtigt wurden. Zum einen sollte es eine Möglichkeit geben unterschiedliche Versionen und Veröffentlichungen eines Spieles im jeweiligen 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text:span><text:soft-page-break/><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pan text:style-name="Text_20_Running">Kernfeatures und der Nutzung des Frameworks liegt, wurde es a</text:span><text:span text:style-name="Text_20_Running"><text:span text:style-name="T16">usgespart und bleibt damit aber ein attraktives Entwicklungsziel, das außerhalb der Projektarbeit realisiert werden kann</text:span></text:span><text:span text:style-name="Text_20_Running">.</text:span></text:p>
      <text:p text:style-name="Text_20_Running"/>
      <text:p text:style-name="Standard"><text:span text:style-name="Heading_20_1"/></text:p>
      <text:p text:style-name="Standard"><text:span text:style-name="Heading_20_1"/></text:p>
      <text:p text:style-name="Standard"><text:span text:style-name="Heading_20_1">3. Einführung in „Ruby on Rails“</text:span></text:p>
      <text:p text:style-name="P11"/>
      <text:p text:style-name="Text_20_Running"><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9">„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erstmals im Juli 2004 der Öffentlichkeit vorgestellt1.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9">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9">2</text:span></text:span><text:span text:style-name="Text_20_Running"><text:span text:style-name="T9">. Ein Ansatz der dem „Active Record“- Modul in Rails zugute kommt (</text:span></text:span><text:span text:style-name="Text_20_Running"><text:span text:style-name="T10">mehr dazu in Kapitel 3.x</text:span></text:span><text:span text:style-name="Text_20_Running"><text:span text:style-name="T9">). Darüber hinaus ist Ruby interpretiert und die Syntax an die menschliche Sprache angelehnt, was bedeutet, dass </text:span></text:span><text:soft-page-break/><text:span text:style-name="Text_20_Running"><text:span text:style-name="T9">typischer Ruby Code sich beinahe wie Text liest und selbst von einem Nicht-Programmierer verstanden werden könnte.</text:span></text:span></text:p>
      <text:p text:style-name="Text_20_Running"><text:span text:style-name="Text_20_Running"><text:span text:style-name="T9">Für die Entwicklung des Frameworks „Ruby on Rails“ wurde Hansson 2005 mit dem Open-Source-Award „Best Hacker“ und 2006 für Rails 1.0 mit dem 16</text:span></text:span><text:span text:style-name="Text_20_Running"><text:span text:style-name="T11">th</text:span></text:span><text:span text:style-name="Text_20_Running"><text:span text:style-name="T9"> Jolt Product Excellence Award „Software Development“ ausgezeichnet</text:span></text:span><text:span text:style-name="Hochzahl"><text:span text:style-name="T9">3</text:span></text:span><text:span text:style-name="Text_20_Running"><text:span text:style-name="T9">.</text:span></text:span></text:p>
      <text:p text:style-name="Text_20_Running"><text:span text:style-name="Text_20_Running"><text:span text:style-name="T9"/></text:span></text:p>
      <text:p text:style-name="Heading_20__28_user_29_"><text:span text:style-name="Heading_20_2">3.2 Aufbau und Konzept</text:span></text:p>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oft-page-break/><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Text_20_Running"/>
      <text:p text:style-name="Heading_20__28_user_29_"><text:span text:style-name="Heading_20_3">„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oft-page-break/><text:span text:style-name="Text_20_Running">Rails erwartet sinnvolle Standardwerte und bestimmte Namen. Beispielsweise geht Rails immerdavon aus, dass der Primärschlüssel einer Tabelle „ID“ heißt und vom Typ Integer ist. Außerdem wird beim Generieren eines Models automatisch die zugehörige Tabelle angelegt, die als Namen den Plural Modelnamens trägt. So wird beispielsweise das „User“ Model bei Anfragen automatisch mit einer „users“-Tabelle kommunizieren wollen und erwartet als Controller einen „UsersController“. Die Pluralisierung von Namen bildet Basis der meisten Konventionen, doch darüber hinaus gelten auch bestimmte Regeln für die Benennung von </text:span><text:span text:style-name="Text_20_Running">Join-Tables. Hilfstabellen, die kein eigenes Model benötigen (also nur die IDs zweier </text:span><text:span text:style-name="Text_20_Running">Haupttabellen verbinden) müssen nicht extra definiert werden, sondern sind quasi von Beginn </text:span><text:span text:style-name="Text_20_Running">an vorhanden und können über einen Namen angesprochen werden, der sich aus der Kombination der beiden Models ergibt, durch einen Underscore getrennt werden und </text:span><text:span text:style-name="Text_20_Running">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5">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6">Mehr zu Datenbanktabellen und Migrationen in kap</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8">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8">rails generate controller games detail list</text:span></text:span> <text:span text:style-name="Text_20_Running">werden in der</text:span> <text:span text:style-name="File">games_controller.rb</text:span> <text:span text:style-name="Text_20_Running">Datei die Methoden „detail“ und „list“ </text:span><text:soft-page-break/><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pan text:style-name="Heading_20_2"/></text:h>
      <text:p text:style-name="Text_20_body"><text:span text:style-name="Heading_20_2"/></text:p>
      <text:h text:style-name="Heading_20_2" text:outline-level="2"><text:span text:style-name="Heading_20_2">3.3 Rails Spezialitäten</text:span></text:h>
      <text:p text:style-name="Text_20_Running"><text:span text:style-name="Heading_20_3"/></text:p>
      <text:p text:style-name="Heading_20__28_user_29_"><text:span text:style-name="Heading_20_3">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text:span> <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zusammenhält. Das essentiellste Feature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s Verzeichnis auch auch </text:span><text:span text:style-name="File">css.scss</text:span><text:span text:style-name="Text_20_Running"> Dateien akzeptiert. Diese Dateien durchlaufen die </text:span><text:span text:style-name="Text_20_Running">Assetpipeline und </text:span><text:soft-page-break/><text:span text:style-name="Text_20_Running">werden, bevor sie komprimiert werden, in die für den Internet Browser verständlichen Sprachen CSS und JavaScript übersetzt. </text:span><text:span text:style-name="Text_20_Running"><text:span text:style-name="T6">Einbinden in application kommentar</text:span></text:span></text:p>
      <text:p text:style-name="Text_20_Running"><text:span text:style-name="Text_20_Running"/></text:p>
      <text:p text:style-name="Heading_20__28_user_29_"><text:span text:style-name="Heading_20_3">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2"> und </text:span></text:span><text:span text:style-name="Text_20_Running">DELETE</text:span><text:span text:style-name="Text_20_Running"><text:span text:style-name="T12"> sind dafür gedacht den Universalgebrauch von </text:span></text:span><text:span text:style-name="Text_20_Running">POST</text:span><text:span text:style-name="Text_20_Running"><text:span text:style-name="T12">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oft-page-break/><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4">ActiveRecord</text:span></text:span><text:span text:style-name="Text_20_Running">. Es ist ein von Rails unabhängiges Persistenz-Framework, das genauso wie Hibernate in Java Struts den objektorientierten Zugriffs auf relationale Datenbanksysteme steuert</text:span><text:span text:style-name="Hochzahl">7</text:span><text:span text:style-name="Text_20_Running">. </text:span><text:span text:style-name="Text_20_Running"><text:span text:style-name="T6">Mehr zum mapping</text:span></text:span><text:span text:style-name="Text_20_Running"> Jede Tabelle wird mit genau einer ActiveRecord-Klasse identifiziert, einem Model. Dementsprechend werden die Zeilen einer Tabelle auf ein Objekt abgebildet und die Spalten auf Objektattribute. Beispielsweise wird also die Klasse „User“ auf die Tabelle „users“ abgebildet und eine Instanz der Klasse mit konkreten Objektattributen wie „ID = 1“ entspricht der kompletten Tabellenzeile mit der Identifikationsnummer 1.</text:span></text:p>
      <text:p text:style-name="Text_20_Running"><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oft-page-break/><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oft-page-break/><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Info"><text:span text:style-name="Text_20_Running"><text:span text:style-name="T14"/></text:span></text:p>
      <text:p text:style-name="Info"><text:span text:style-name="Text_20_Running"><text:span text:style-name="T14">Über diverse Konfigurationen ist es natürlich auch möglich Klassen Namen in anderen Sprachen zu verfassen</text:span></text:span></text:p>
      <text:p text:style-name="Info"><text:span text:style-name="Text_20_Running"><text:span text:style-name="T14"/></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restaurants_path“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tab/>@restaurants = Restaurant.all</text:span></text:p>
      <text:p text:style-name="CodeBlock"><text:span text:style-name="Quellcode">end</text:span></text:p>
      <text:p text:style-name="Text_20_Running"><text:span text:style-name="Text_20_Running"/></text:p>
      <text:p text:style-name="Text_20_Running"><text:span text:style-name="Text_20_Running">Hier wurde „ruby-like“ die Instanz-Variable „@restaurants“ deklariert, der sämtliche Restaurant-Objekte zugewiesen werden sollen. Die Anfrage geht also weiter zum Restaurant Model und über die ActiveRecord Methode „.all“ wird direkt auf die „restaurants“-Tabelle </text:span><text:soft-page-break/><text:span text:style-name="Text_20_Running">zugegriffen 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restaurants“ gespeichert wird. Nun leitet der Controller die </text:span><text:span text:style-name="Text_20_Running">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restaurants“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text:span><text:span text:style-name="Text_20_Running">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Text_20_Running">&lt;%= link_to „Liste aller Restaurants, restaurants_path %&gt;</text:span></text:p>
      <text:p text:style-name="Info"><text:span text:style-name="Text_20_Running">Die Rails universale Helper-Methode „link_to“ erzeugt einen HTML-Link-Tag und „restaurants_path“ ist die konkrete Adresse zu die der Link führt.</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verdeutlichen. Tatsächlich lässt sich der für eine solche Operation benötigte Programmcode vollständig automatisch generieren ohne zusätzliches Ergänzungen seitens des Entwicklers. Rails geht bei jeder Ressource von den elementaren Grundoperationen aus wie das Erstellen (Create), Anzeigen (Read), Bearbeiten (Update) und Löschen (Delete) von Daten (kurz „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text:span><text:soft-page-break/><text:span text:style-name="Text_20_Running">generiert und die Applikation kann sofort gestartet werden. Für die nun in Kapitel 4 beschriebene</text:span><text:span text:style-name="Text_20_Running"><text:span text:style-name="T6"> Projektarbeit wurde jedoch auf die Verwendung des „Scaffold“-Generators verzichtet, da gemessen an den geplanten Anforderungen zu viel überflüssiger Code produziert werden würde...</text:span></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Text_20_Running">http://ruby.railstutorial.org/ruby-on-rails-tutorial-book</text:span></text:a><text:span text:style-name="Text_20_Running">) und wurden für für die Videospieldatenbank angepasst bzw. umgeschrieben.</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aktuelle Projekt lässt sich über die URL </text:span><text:a xlink:type="simple" xlink:href="http://localhost:3000/"><text:span text:style-name="Hyperlink">http://localhost:3000</text:span></text:a><text:span text:style-name="Text_20_Running"> aufrufen. Obwohl das Starten des 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oft-page-break/><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Rails das Vorhandensein eines Templates als selbstverständlich an und deswegen liegt seit Rails 3 in</text:span><text:span text:style-name="Text_20_Running"><text:span text:style-name="T12"> </text:span></text:span><text:span text:style-name="File">app/layouts/</text:span><text:span text:style-name="Text_20_Running"><text:span text:style-name="T12"> </text:span></text:span><text:span text:style-name="Text_20_Running">die Layout-Datei</text:span><text:span text:style-name="Text_20_Running"><text:span text:style-name="T12"> </text:span></text:span><text:span text:style-name="File">application.html.erb</text:span><text:span text:style-name="Text_20_Running"><text:span text:style-name="T12">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2"> </text:span></text:span><text:span text:style-name="Quellcode">&lt;%= yield %&gt;</text:span><text:span text:style-name="Text_20_Running">. Mit diesem Befehl wird der Inhalt einer jeden View-Datei an genau dieser Stelle ausgegeben, während sämtliche Formatierungen um den Yield-</text:span><text:span text:style-name="Text_20_Running">Befehl herum erhalten bleiben. So wird also in der </text:span><text:span text:style-name="Text_20_Running"><text:span text:style-name="T12"><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aren jedoch im Rahmen des Projektes wenig berücksichtigt, da der eigentliche Verwendungsgrund 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oft-page-break/><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8">gem 'bootstrap-sass', '~&gt; 2.3.0.1'</text:span></text:span><text:span text:style-name="Text_20_Running"><text:span text:style-name="T18"> definiert und in der application.js mit </text:span></text:span><text:span text:style-name="Quellcode"><text:span text:style-name="T18">//= require bootstrap</text:span></text:span><text:span text:style-name="Text_20_Running"><text:span text:style-name="T18"> eingebunden werden. <text:s/>Das Gem ist außerdem, wie dem Namen zu entnehmen ist darauf </text:span></text:span><text:span text:style-name="Text_20_Running"><text:span text:style-name="T18">ausgelegt Bootstrap mit SASS zu vereinheitlichen. Von Haus aus nutzt Bootstrap eigentlich LESS als dynamische Stylesheet Sprache, was dem SASS Standard in Rails entgegen steht </text:span></text:span><text:span text:style-name="Text_20_Running"><text:span text:style-name="T18">und daher ist das separate Gem nötig, das Bootstrap mit komplett in SASS übersetzte Stylesheet Syntax ausliefert.</text:span></text:span></text:p>
      <text:p text:style-name="Text_20_Running"><text:span text:style-name="Text_20_Running"><text:span text:style-name="T18"/></text:span></text:p>
      <text:p text:style-name="Text_20_Running"><text:span text:style-name="Text_20_Running"><text:span text:style-name="T18">Für das angestrebte Design war ein Header vorgesehen, sowie ein Container, der aufgeteilt ist in einen Hauptbereich und einen angehefteten Seitenbereich.</text:span></text:span></text:p>
      <text:p text:style-name="Text_20_Running"><text:span text:style-name="Text_20_Running"><text:span text:style-name="T18"><text:s/></text:span></text:span><text:span text:style-name="Text_20_Running"><text:span text:style-name="T15">Bild mit Wireframes</text:span></text:span><text:span text:style-name="Text_20_Running"><text:span text:style-name="T18"> </text:span></text:span></text:p>
      <text:p text:style-name="Text_20_Running"><text:span text:style-name="Text_20_Running"><text:span text:style-name="T18">Für den HTML-Code bedeutet das ein Div-Container mit der Klasse </text:span></text:span><text:span text:style-name="Quellcode"><text:span text:style-name="T18">container</text:span></text:span><text:span text:style-name="Text_20_Running"><text:span text:style-name="T18">, die wiederum die Klasse </text:span></text:span><text:span text:style-name="Quellcode"><text:span text:style-name="T18">row</text:span></text:span><text:span text:style-name="Text_20_Running"><text:span text:style-name="T18"> und die darunter liegenden span-Klassen festhält. Für die Platzreservierung des Hauptbereiches wird </text:span></text:span><text:span text:style-name="Quellcode"><text:span text:style-name="T18">span10</text:span></text:span><text:span text:style-name="Text_20_Running"><text:span text:style-name="T18"> verwendet in Kombination mit der Klasse </text:span></text:span><text:span text:style-name="Quellcode"><text:span text:style-name="T18">main-container</text:span></text:span><text:span text:style-name="Text_20_Running"><text:span text:style-name="T18">, während der Div-Container für die Sidebar mit den Klassen </text:span></text:span><text:span text:style-name="Quellcode"><text:span text:style-name="T18">span2</text:span></text:span><text:span text:style-name="Text_20_Running"><text:span text:style-name="T18"> und </text:span></text:span><text:span text:style-name="Quellcode"><text:span text:style-name="T18">sidebar</text:span></text:span><text:span text:style-name="Text_20_Running"><text:span text:style-name="T18"> ausgewiesen wird. Die in Bootstrap <text:s/>vordefinierte </text:span></text:span><text:span text:style-name="Quellcode"><text:span text:style-name="T18">container</text:span></text:span><text:span text:style-name="Text_20_Running"><text:span text:style-name="T18"> Klasse hat die Aufgabe darunter liegenden </text:span></text:span><text:span text:style-name="Text_20_Running"><text:span text:style-name="T18">Klassen zentriert zusammen zu halten, da ansonsten beim Herauszoomen der Seite beide Bereiche an den Rändern haften bleiben, also in der Breite skalieren würden. Da im </text:span></text:span><text:span text:style-name="Quellcode"><text:span text:style-name="T18">main-container</text:span></text:span><text:span text:style-name="Text_20_Running"><text:span text:style-name="T18"> die Views angezeigt werden sollen, wird hier </text:span></text:span><text:span text:style-name="Quellcode"><text:span text:style-name="T18">&lt;%= yield %&gt;</text:span></text:span><text:span text:style-name="Text_20_Running"><text:span text:style-name="T18"> platziert. </text:span></text:span></text:p>
      <text:p text:style-name="Text_20_Running"><text:span text:style-name="Text_20_Running"><text:span text:style-name="T18">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Profil-Seite stattdessen soll der Bereich leer bleiben. Daher wurde in der Layout-Datei im div-Container mit den Klassen </text:span></text:span><text:span text:style-name="Quellcode"><text:span text:style-name="T18">span2</text:span></text:span><text:span text:style-name="Text_20_Running"><text:span text:style-name="T18"> (für die schmale Breite) und </text:span></text:span><text:span text:style-name="Quellcode"><text:span text:style-name="T18">sidebar</text:span></text:span><text:span text:style-name="Text_20_Running"><text:span text:style-name="T18"> die Yield-Anweisung </text:span></text:span></text:p>
      <text:p text:style-name="Text_20_Running"><text:span text:style-name="Quellcode"><text:span text:style-name="T18">&lt;%= yield(:sidebar)%&gt;</text:span></text:span><text:span text:style-name="Text_20_Running"><text:span text:style-name="T18">. Diese Code-Zeile erwartet Inhalt aus einer View-Datei, der mit der </text:span></text:span><text:span text:style-name="Quellcode"><text:span text:style-name="T18">content_for</text:span></text:span><text:span text:style-name="Text_20_Running"><text:span text:style-name="T18"> Methode ausgewiesen ist. In der Detailansichtsseite eines Spieles, also die </text:span></text:span><text:span text:style-name="File"><text:span text:style-name="T18">show.html.erb</text:span></text:span><text:span text:style-name="Text_20_Running"><text:span text:style-name="T18"> im Verzeichnis </text:span></text:span><text:span text:style-name="File"><text:span text:style-name="T18">app/views/games/</text:span></text:span><text:span text:style-name="Text_20_Running"><text:span text:style-name="T18"> kann an einer völlig beliebigen Stelle im HTML-Code </text:span></text:span><text:span text:style-name="Quellcode"><text:span text:style-name="T18">&lt;% content_for :sidebar do %&gt; HTML &lt;% end %&gt;</text:span></text:span><text:span text:style-name="Text_20_Running"><text:span text:style-name="T18"> definiert werden und dieser Inhalt erscheint an der in der Layout-Datei festgelegten Stelle bei Abruf dieser Ansicht.</text:span></text:span></text:p>
      <text:p text:style-name="Text_20_Running"><text:span text:style-name="Text_20_Running"><text:span text:style-name="T7">Höhe der Sidebar und Rand</text:span></text:span></text:p>
      <text:p text:style-name="Text_20_Running"><text:soft-page-break/><text:span text:style-name="Text_20_Running"><text:span text:style-name="T13">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8">flash[:alert] = „Account wurde angelegt“</text:span></text:span><text:span text:style-name="Text_20_Running"><text:span text:style-name="T13">. Die Ausgabe erfolgt dann in der entsprechenden View, typischerweise in der </text:span></text:span><text:span text:style-name="File"><text:span text:style-name="T18">application.html.erb</text:span></text:span><text:span text:style-name="Text_20_Running"><text:span text:style-name="T13"> mit </text:span></text:span><text:span text:style-name="Quellcode"><text:span text:style-name="T18">&lt;%= flash[:alert] %&gt;</text:span></text:span><text:span text:style-name="Text_20_Running"><text:span text:style-name="T13">. Wie so viele anderen Helper-Methoden generiert auch diese validen HTML-Code, der </text:span></text:span><text:span text:style-name="Text_20_Running"><text:span text:style-name="T13">zusätzlich mit sinnvollen CSS-Klassen Bezeichnungen versehen wird, die auch davon abhängen, ob als Attribut nun „:alert“, „:notice“ oder „:error“ gewählt wurde.</text:span></text:span></text:p>
      <text:p text:style-name="Text_20_Running"><text:span text:style-name="Text_20_Running"><text:span text:style-name="T7">Flash und titles evtl abändern</text:span></text:span></text:p>
      <text:p text:style-name="Text_20_Running"><text:span text:style-name="Text_20_Running"><text:span text:style-name="T7"/></text:span></text:p>
      <text:p text:style-name="Text_20_Running"><text:span text:style-name="Text_20_Running"><text:span text:style-name="T18">Abgesehen von den parametrisierten Inhalten soll ein statischer Header den Kopf-Bereich der Seite zieren, der mit primären Navigationsbuttons und einer Suchleiste ausgestattet ist.</text:span></text:span></text:p>
      <text:p text:style-name="Text_20_Running"><text:span text:style-name="Text_20_Running"><text:span text:style-name="T18">Dieser könnte einfach direkt in den HTML-Code der Layout-Datei geschrieben werden, doch Rails-typisch wird der benötigte Code in ein Partial ausgelagert.</text:span></text:span></text:p>
      <text:p text:style-name="Text_20_Running"><text:span text:style-name="Text_20_Running"/></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text:span><text:span text:style-name="Text_20_Running">speichern und Auslesen kann. Zuallererst wird das ein User-Model benötigt mit Zugriff auf </text:span><text:span text:style-name="Text_20_Running">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span text:style-name="Console">rake </text:span><text:a xlink:type="simple" xlink:href="db:migrate"><text:span text:style-name="Console">db:migrate</text:span></text:a><text:span text:style-name="Text_20_Running"> wird das Migrations-Skript ausgeführt und die Tabelle in ihrer aktuell vordefinierten Form erstellt. </text:span></text:p>
      <text:p text:style-name="Text_20_Running"><text:span text:style-name="Text_20_Running">An dieser Stelle sei angemerkt, dass zum Zeitpunkt der Erstellung dieser Tabelle noch nicht alle Attribute berücksichtigt wurden, die im Laufe des Projektes noch hinzukommen sollten. Diese wurden nachträglich durch weitere Migrationen hinzugefügt.</text:span></text:p>
      <text:p text:style-name="Text_20_Running"><text:span text:style-name="Text_20_Running"/></text:p>
      <text:p text:style-name="Text_20_Running"><text:soft-page-break/><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8">validates :name, presence: true, uniqueness: true, length: { maximum: 50 }</text:span></text:span><text:span text:style-name="Text_20_Running"><text:span text:style-name="T20"> </text:span></text:span><text:span text:style-name="Text_20_Running"><text:span text:style-name="T18">legt fest, dass das Tabellenfeld „name“ zwingend gesetzt sein muss (presence), der gesetzte Wert </text:span></text:span><text:span text:style-name="Text_20_Running"><text:span text:style-name="T18">innerhalb der Tabellenspalte nicht mehrfach vorkommen darf (uniqueness) und dass der String nicht mehr als 50 Zeichen lang sein darf (length).</text:span></text:span></text:p>
      <text:p text:style-name="Text_20_Running"><text:span text:style-name="Text_20_Running"><text:span text:style-name="T18">Für das Email-Tabellenfeld sind zwei weitere Parameter aufgeführt, die einer näheren Erklärung bedürfen. Zum einen wird über den Parameter </text:span></text:span><text:span text:style-name="Quellcode"><text:span text:style-name="T18">format</text:span></text:span><text:span text:style-name="Text_20_Running"><text:span text:style-name="T18"> das Muster für den email-</text:span></text:span><text:span text:style-name="Text_20_Running"><text:span text:style-name="T18">String definiert, da jede email-Adresse zwingend ein „@“-Symbol erfordert um den Local-Part vom Domain-Part zu trennen, sowie ein Punkt für die Top-Level-Domain.</text:span></text:span></text:p>
      <text:p text:style-name="Text_20_Running"><text:span text:style-name="Text_20_Running"><text:span text:style-name="T18">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8">Offizielles Lehrmaterial wie das Tutorial von Michael Hartl</text:span></text:span><text:span text:style-name="Hochzahl"><text:span text:style-name="T18">10</text:span></text:span><text:span text:style-name="Text_20_Running"><text:span text:style-name="T18"> oder das Entwickler-Handbuch „Ruby on Rails 3.1“</text:span></text:span><text:span text:style-name="Hochzahl"><text:span text:style-name="T18">11</text:span></text:span><text:span text:style-name="Text_20_Running"><text:span text:style-name="T18"> verwenden Formulierungen wie </text:span></text:span><text:span text:style-name="Quellcode"><text:span text:style-name="T18">/\A[\w+\-.]+@[a-z\d\-.]+\.[a-z]+\z/i </text:span></text:span><text:span text:style-name="Text_20_Running">und </text:span><text:span text:style-name="Quellcode">/^([^@\s]+)@((?:[-a-z0-9]+\.)+[a-z]{2,})$/i</text:span><text:span text:style-name="Text_20_Running">, was von der Entwickler-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oft-page-break/><text:span text:style-name="Text_20_Running">Die Formulierung</text:span><text:span text:style-name="Text_20_Running"><text:span text:style-name="T18"> </text:span></text:span><text:span text:style-name="Quellcode"><text:span text:style-name="T18">uniqueness: true</text:span></text:span><text:span text:style-name="Text_20_Running"><text:span text:style-name="T18"> kann hierbei nicht verwendet werden, da diese Groß-und Kleinschreibung unterscheidet, was bedeutet, dass die Email-Adressen </text:span></text:span><text:a xlink:type="simple" xlink:href="mailto:user@rails.com"><text:span text:style-name="Text_20_Running"><text:span text:style-name="T18">user@rails.com</text:span></text:span></text:a><text:span text:style-name="Text_20_Running"><text:span text:style-name="T18"> und </text:span></text:span><text:a xlink:type="simple" xlink:href="mailto:USER@RAILS.COM"><text:span text:style-name="Text_20_Running"><text:span text:style-name="T18">USER@RAILS.COM</text:span></text:span></text:a><text:span text:style-name="Text_20_Running"><text:span text:style-name="T18"> als zwei unterschiedliche Zeichenketten behandelt werden und somit beide Adressen in einer Tabelle existieren könnten. Während eine solche Koexistenz bei Nutzernamen durchaus üblich sein kann, wäre das bei email-Adressen verwirrend und daher </text:span></text:span><text:span text:style-name="Text_20_Running"><text:span text:style-name="T18">wurde der Befehl </text:span></text:span><text:span text:style-name="Quellcode"><text:span text:style-name="T18">uniqueness: { case_sensitive: false }</text:span></text:span><text:span text:style-name="Text_20_Running"><text:span text:style-name="T18"> verwendet, der die Unterscheidung von Groß- und Kleinbuchstaben unterbindet. Als zusätzliche Absicherung wird mit</text:span></text:span><text:span text:style-name="Text_20_Running"><text:span text:style-name="T13"> </text:span></text:span><text:span text:style-name="Quellcode"><text:span text:style-name="T18">before_save { |user| user.email = email.downcase }</text:span></text:span><text:span text:style-name="Text_20_Running"><text:span text:style-name="T18"> sicher gestellt, dass vor der </text:span></text:span><text:span text:style-name="Text_20_Running"><text:span text:style-name="T18">Speicherung die Zeichenkette der email-Adresse in Kleinbuchstaben gesetzt wird, um Inkompatibilitäten mit diversen Datenbankadaptern zu vermeiden, die einen anderen Standard pflegen</text:span></text:span><text:span text:style-name="Hochzahl"><text:span text:style-name="T18">13</text:span></text:span><text:span text:style-name="Text_20_Running"><text:span text:style-name="T18">.</text:span></text:span></text:p>
      <text:p text:style-name="Text_20_Running"><text:span text:style-name="Text_20_Running"><text:span text:style-name="T13"/></text:span></text:p>
      <text:p text:style-name="Text_20_Running"><text:span text:style-name="Text_20_Running"><text:span text:style-name="T18">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 auftreten kann</text:span></text:span><text:span text:style-name="Hochzahl"><text:span text:style-name="T18">14</text:span></text:span><text:span text:style-name="Text_20_Running"><text:span text:style-name="T18"> und somit nicht auf dem lokalen Webrick Test-Server provoziert werden kann. Dennoch wurde diese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8">Damit die Einmaligkeit eines Attributwertes wirklich zuverlässig sicher gestellt werden kan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18">rails g migration add_index_to_users_email</text:span></text:span><text:span text:style-name="Text_20_Running"><text:span text:style-name="T18"> wird ein Migrations-Skript erstellt, das noch mit der ausschlaggebenden Option </text:span></text:span><text:span text:style-name="Quellcode"><text:span text:style-name="T18">unique: true</text:span></text:span><text:span text:style-name="Text_20_Running"><text:span text:style-name="T18">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8"/></text:span></text:p>
      <text:p text:style-name="Text_20_Running"><text:span text:style-name="Text_20_Running"><text:span text:style-name="T18">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8">new</text:span></text:span><text:span text:style-name="Text_20_Running"><text:span text:style-name="T18"> wird mit </text:span></text:span></text:p>
      <text:p text:style-name="Text_20_Running"><text:soft-page-break/><text:span text:style-name="Quellcode"><text:span text:style-name="T18">@user = User.new</text:span></text:span><text:span text:style-name="Text_20_Running"><text:span text:style-name="T18"> ein leeres User-Objekt erzeugt, das in der View </text:span></text:span><text:span text:style-name="File"><text:span text:style-name="T18">new.html.erb</text:span></text:span><text:span text:style-name="Text_20_Running"><text:span text:style-name="T18">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8">&lt;%= form_for @user do |f| %&gt;</text:span></text:span><text:span text:style-name="Text_20_Running"><text:span text:style-name="T18"> wird die im Users-Controller definierte Variable „@user“ in einen Formular-Block gesetzt, bei dem für die Attribute des aktuell übergebenen User-</text:span></text:span><text:span text:style-name="Text_20_Running"><text:span text:style-name="T18">Objektes der HTML-Code für die benötigten Formular-Elemente wie Textfelder und Labels erzeugt wird, wenn die Formular-Variable „f“ vorangestellt wird.</text:span></text:span></text:p>
      <text:p text:style-name="P17"><text:span text:style-name="Text_20_Running"><text:span text:style-name="T18">Das heißt der Ruby-Code </text:span></text:span><text:span text:style-name="Quellcode"><text:span text:style-name="T18">&lt;%= f.text_field :name %&gt;</text:span></text:span><text:span text:style-name="Text_20_Running"><text:span text:style-name="T18"> beispielsweise produziert den HTML-Code </text:span></text:span><text:span text:style-name="Quellcode"><text:span text:style-name="T18">&lt;input id="user_name" name="user[name]" size="30" type="text" /&gt;</text:span></text:span><text:span text:style-name="Text_20_Running"><text:span text:style-name="T18">.</text:span></text:span></text:p>
      <text:p text:style-name="P17"><text:span text:style-name="Text_20_Running"><text:span text:style-name="T18"/></text:span></text:p>
      <text:p text:style-name="Text_20_Running"><text:span text:style-name="Text_20_Running"><text:span text:style-name="T18">Und auch der Sende-Befehl wird mit all den HTML-Attributen ausgestattet, die für eine solche Transaktion benötigt werden. </text:span></text:span><text:span text:style-name="Quellcode"><text:span text:style-name="T18">&lt;%= f.submit "Create" %&gt;</text:span></text:span><text:span text:style-name="Text_20_Running"><text:span text:style-name="T18"> wird übersetzt in </text:span></text:span></text:p>
      <text:p text:style-name="Text_20_Running"><text:span text:style-name="Quellcode"><text:span text:style-name="T18">&lt;form action="/users" class="new_user" id="new_user" method="post"&gt; </text:span></text:span><text:span text:style-name="Text_20_Running"><text:span text:style-name="T18">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8">@user = </text:span></text:span><text:span text:style-name="Quellcode"><text:span text:style-name="T21">User</text:span></text:span><text:span text:style-name="Quellcode"><text:span text:style-name="T18">.new(params[:user])</text:span></text:span><text:span text:style-name="Text_20_Running"><text:span text:style-name="T18"> füllt des bis dahin leere User-Objekt mit den aus dem Formular herausgelesenen Werten und setzt diese in einen Hash, der wie folgt aussehen würde.</text:span></text:span></text:p>
      <text:p text:style-name="Text_20_Running"><text:span text:style-name="Text_20_Running"><text:span text:style-name="T18"/></text:span></text:p>
      <text:p text:style-name="CodeBlock"><text:span text:style-name="Quellcode"><text:span text:style-name="T18">@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8"/></text:span></text:p>
      <text:p text:style-name="Text_20_Running"><text:span text:style-name="Text_20_Running"><text:span text:style-name="T18"/></text:span></text:p>
      <text:p text:style-name="Text_20_Running"><text:span text:style-name="Text_20_Running"><text:span text:style-name="T18">Die endgültige Speicherung der Daten in der Datenbank-Tabelle erfolgt durch </text:span></text:span><text:span text:style-name="Quellcode"><text:span text:style-name="T18">@user.save</text:span></text:span><text:span text:style-name="Text_20_Running"><text:span text:style-name="T18">. Die letzte Anpassung die nötig ist, damit die komplette Prozedur funktionieren kann, sind die Action-Zuweisungen in der </text:span></text:span><text:span text:style-name="File"><text:span text:style-name="T18">routes.rb</text:span></text:span><text:span text:style-name="Text_20_Running"><text:span text:style-name="T18">,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8">resources :users</text:span></text:span><text:span text:style-name="Text_20_Running"><text:span text:style-name="T18"> werden automatisch folgende 7 Routen generiert.</text:span></text:span></text:p>
      <text:p text:style-name="CodeBlock"><text:span text:style-name="Quellcode"><text:span text:style-name="T18">GET „users“ =&gt; „users#index“, as: user </text:span></text:span></text:p>
      <text:p text:style-name="CodeBlock"><text:span text:style-name="Quellcode"><text:span text:style-name="T18">GET „users/new“ =&gt; „users#new“, as: new_user</text:span></text:span></text:p>
      <text:p text:style-name="CodeBlock"><text:span text:style-name="Quellcode"><text:span text:style-name="T18">POST „users“ =&gt; „users#create“</text:span></text:span></text:p>
      <text:p text:style-name="CodeBlock"><text:span text:style-name="Quellcode"><text:span text:style-name="T18">GET „users/:id“ =&gt; „users#show“, as: user </text:span></text:span></text:p>
      <text:p text:style-name="CodeBlock"><text:span text:style-name="Quellcode"><text:span text:style-name="T18">GET „users/:id/edit“ =&gt; „users#edit“, as: edit_user</text:span></text:span></text:p>
      <text:p text:style-name="CodeBlock"><text:soft-page-break/><text:span text:style-name="Quellcode"><text:span text:style-name="T18">PUT „users/:id“ =&gt; „users#update“</text:span></text:span></text:p>
      <text:p text:style-name="CodeBlock"><text:span text:style-name="Quellcode"><text:span text:style-name="T18">DELETE „users/:id“ =&gt; „users#destroy“</text:span></text:span></text:p>
      <text:p text:style-name="Text_20_Running"><text:span text:style-name="Text_20_Running"><text:span text:style-name="T18"/></text:span></text:p>
      <text:p text:style-name="Text_20_Running"><text:span text:style-name="Text_20_Running"><text:span text:style-name="T18">Hierdurch wurde nun die Kommunikation zum Browser gewährleistet und die einzelnen Views samt Actions können durch eine legitime URL angezeigt werden. Die Zusatzoption </text:span></text:span><text:span text:style-name="Quellcode"><text:span text:style-name="T18">as:</text:span></text:span><text:span text:style-name="Text_20_Running"><text:span text:style-name="T18"> definiert an dieser Stelle eine Helper-Methode für die jeweilige Action.</text:span></text:span></text:p>
      <text:p text:style-name="Text_20_Running"><text:span text:style-name="Text_20_Running"><text:span text:style-name="T18">Und zwar wird durch den Aufruf der Methode </text:span></text:span><text:span text:style-name="Quellcode"><text:span text:style-name="T18">new_user_path</text:span></text:span><text:span text:style-name="Text_20_Running"><text:span text:style-name="T18">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8">&lt;%= link_to "Registrieren", new_user_path, class: "btn" %&gt;</text:span></text:span><text:span text:style-name="Text_20_Running"><text:span text:style-name="T20"> </text:span></text:span><text:span text:style-name="Text_20_Running"><text:span text:style-name="T18">eingebettet wird. Auf diese Weise werden in Rails üblicherweise Link-Buttons erstellt.</text:span></text:span></text:p>
      <text:p text:style-name="Text_20_Running"><text:span text:style-name="Text_20_Running"><text:span text:style-name="T18">Nun ist also ein Besucher in der Lage die Seite aufzurufen, und über Navigationsbuttons sich registrieren zu können.</text:span></text:span></text:p>
      <text:p text:style-name="Text_20_Running"><text:span text:style-name="Text_20_Running"><text:span text:style-name="T18"/></text:span></text:p>
      <text:p text:style-name="Heading_20__28_user_29_"><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8">only: [:new, :create, :destroy]</text:span></text:span><text:span text:style-name="Text_20_Running"><text:span text:style-name="T20"> </text:span></text:span><text:span text:style-name="Text_20_Running"><text:span text:style-name="T18">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8">rails generate controller sessions create destroy</text:span></text:span><text:span text:style-name="Text_20_Running"><text:span text:style-name="T18"> generiert.</text:span></text:span></text:p>
      <text:p text:style-name="Info"><text:soft-page-break/><text:span text:style-name="Text_20_Running"><text:span text:style-name="T18">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8">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8">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8">gespeichert wird. Aus diesem Grunde wird keine „new“-Methode gebraucht, da kein neues Objekt erzeugt werden muss.</text:span></text:span></text:p>
      <text:p text:style-name="Info"><text:span text:style-name="Text_20_Running"><text:span text:style-name="T18">Obwohl im Session-Controller keine Methode „new“ definiert wurde, ist im Routing-Eintrag die Regel für die „new“-Action essentiell, da diese immer noch dafür zuständig ist die View </text:span></text:span><text:span text:style-name="File"><text:span text:style-name="T18">new.html.erb</text:span></text:span><text:span text:style-name="Text_20_Running"><text:span text:style-name="T18"> im Verzeichnis </text:span></text:span><text:span text:style-name="File"><text:span text:style-name="T18">/app/views/sessions</text:span></text:span><text:span text:style-name="Text_20_Running"><text:span text:style-name="T18"> zu laden.</text:span></text:span></text:p>
      <text:p text:style-name="Info"><text:span text:style-name="Text_20_Running"><text:span text:style-name="T18">Die Referenz auf die Methode (</text:span></text:span><text:span text:style-name="Quellcode"><text:span text:style-name="T18">=&gt; "sessions#new"</text:span></text:span><text:span text:style-name="Text_20_Running"><text:span text:style-name="T18">)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18">Die View-Datei </text:span></text:span><text:span text:style-name="File"><text:span text:style-name="T18">new.html.erb</text:span></text:span><text:span text:style-name="Text_20_Running"><text:span text:style-name="T18">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8">&lt;%= form_for(:session, url: sessions_path) do |f| %&gt;</text:span></text:span><text:span text:style-name="Text_20_Running"><text:span text:style-name="T18"> eine Referenz auf die Ressource gesetzt, die die nötigen Actions an den Sessions-Controller weiterleitet. An dieser Stelle hätte auch für eine einfachere Code-Darstellung die Helper-Methode </text:span></text:span><text:span text:style-name="Quellcode"><text:span text:style-name="T18">form_tag</text:span></text:span><text:span text:style-name="Text_20_Running"><text:span text:style-name="T18"> anstelle von </text:span></text:span><text:span text:style-name="Quellcode"><text:span text:style-name="T18">form_for</text:span></text:span><text:span text:style-name="Text_20_Running"><text:span text:style-name="T18"> verwendet werden können, damit sich das Formular mit </text:span></text:span><text:span text:style-name="Quellcode"><text:span text:style-name="T18">form_tag sessions_path </text:span></text:span><text:span text:style-name="Quellcode"><text:span text:style-name="T18">do</text:span></text:span><text:span text:style-name="Text_20_Running"><text:span text:style-name="T18"> beschreiben ließe, was das vorangestellte „f“ bei den einzelnen Formular Elementen </text:span></text:span><text:span text:style-name="Text_20_Running"><text:span text:style-name="T18">entbehren würde. Auch hier wurde wegen der Einheitlichkeit zum Registrierungsformular die „form_for“-Methode beibehalten.</text:span></text:span></text:p>
      <text:p text:style-name="Text_20_Running"><text:span text:style-name="Text_20_Running"><text:span text:style-name="T18"/></text:span></text:p>
      <text:p text:style-name="Text_20_Running"><text:span text:style-name="Text_20_Running"><text:span text:style-name="T18">Das Versenden der eingegebenen Daten erfolgt wie bei allen anderen Formularen auch über den Helper </text:span></text:span><text:span text:style-name="Quellcode"><text:span text:style-name="T18">f.submit</text:span></text:span><text:span text:style-name="Text_20_Running"><text:span text:style-name="T18"> der den POST-Request über die Routes an den Sessions-Controller weiterleitet, dessen „create“-Methode die übergebenen Daten noch validieren muss.</text:span></text:span></text:p>
      <text:p text:style-name="Text_20_Running"><text:span text:style-name="Text_20_Running"><text:span text:style-name="T18">Mit </text:span></text:span><text:span text:style-name="Quellcode"><text:span text:style-name="T18">user = </text:span></text:span><text:span text:style-name="Quellcode"><text:span text:style-name="T21">User</text:span></text:span><text:span text:style-name="Quellcode"><text:span text:style-name="T18">.find_by_name(params[:session][:name])</text:span></text:span><text:span text:style-name="Text_20_Running"><text:span text:style-name="T18"> wird zunächst der Variablen „user“ der im Session-Formular eingetragene Name übergeben. Anzumerken ist hierbei, dass die Variable </text:span></text:span><text:span text:style-name="Text_20_Running"><text:span text:style-name="T13">ohne vorangestelltes @-Symbol deklariert wurde und damit keine Instanzvariable darstellt. Instanz-Variablen werden in einem Controller hauptsächlich </text:span></text:span><text:soft-page-break/><text:span text:style-name="Text_20_Running"><text:span text:style-name="T13">deklariert 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8"/></text:span></text:p>
      <text:p text:style-name="Text_20_Running"><text:span text:style-name="Text_20_Running"><text:span text:style-name="T18">Die Helper-Methode „find_by_name“ wurde dabei automatisch mit dem User-Model generiert. Der Wert dieser Variable wird nun in einem if-clause abgefragt:</text:span></text:span></text:p>
      <text:p text:style-name="P18"><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User-Model zur Verfügung gestellt. Hier wird der User-Name mit dem mit dem von diesem User eingegebenen und dem in der Datenbank gespeicherten Passwort verglichen.</text:span></text:p>
      <text:p text:style-name="Text_20_Running"><text:span text:style-name="Text_20_Running"><text:span text:style-name="T18">Wenn beide Konditionen „true“ liefern, kann das speichern der Session im trivialsten Falle erfolgen durch </text:span></text:span><text:span text:style-name="Quellcode"><text:span text:style-name="T18">session[:user_id] = user.id</text:span></text:span><text:span text:style-name="Text_20_Running"><text:span text:style-name="T18">. Äquivalent dazu würde mit </text:span></text:span><text:span text:style-name="Quellcode"><text:span text:style-name="T18">session[:user_id] = nil</text:span></text:span><text:span text:style-name="Text_20_Running"><text:span text:style-name="T18"> in der „destroy“-Methode eine Session auch wieder gelöscht werden, damit sich ein User auch wieder ausloggen kann.</text:span></text:span></text:p>
      <text:p text:style-name="Text_20_Running"><text:span text:style-name="Text_20_Running"><text:span text:style-name="T18"/></text:span></text:p>
      <text:p text:style-name="Text_20_Running"><text:span text:style-name="Text_20_Running"><text:span text:style-name="T18">Diese Methode funktioniert, wäre aber für übliche Web-Applikationen mit einem Authentifizierungssystem unzureichend, da im Browser kein Cookie gespeichert wird, der die Session auch nach Schließung des Browsers aufrecht erhält. Um eine Session im Browser dauerhaft speichern können, die einzig und allein nur durch explizites Ausloggen wieder beendet werden kann, muss die Users-Tabelle um ein weiteres Attribut ergänzt werden, das </text:span></text:span><text:span text:style-name="Text_20_Running"><text:span text:style-name="T18">den Session-Status festhält. Über die übliche Migrationsprozedur wird der Tabelle „users“ die Spalte „remember_token“ hinzugefügt, die zusätzlich auch indiziert wird.</text:span></text:span></text:p>
      <text:p text:style-name="Text_20_Running"><text:span text:style-name="Text_20_Running"><text:span text:style-name="T18">Im User-Model wird die Funktion „create_remember_token“ definiert, die dann dort auch über den Call-Back </text:span></text:span><text:span text:style-name="Quellcode"><text:span text:style-name="T18">before_save :create_remember_token</text:span></text:span><text:span text:style-name="Text_20_Running"><text:span text:style-name="T18"> vor dem Speichern eines neuen Users das neue Attribut mit einem festen Wert füllt. Dieser Wert wird generiert durch die Zuweisung </text:span></text:span><text:span text:style-name="Quellcode"><text:span text:style-name="T18">self.remember_token = SecureRandom.urlsafe_base64 </text:span></text:span><text:span text:style-name="Text_20_Running"><text:span text:style-name="T18">in</text:span></text:span><text:span text:style-name="Quellcode"><text:span text:style-name="T18"> </text:span></text:span><text:span text:style-name="File"><text:span text:style-name="T18">user.rb</text:span></text:span><text:span text:style-name="Text_20_Running"><text:span text:style-name="T18">. „SecureRandom“ gehört zur Standard Bibliothek von Ruby und erzeugt mit der Methode „urlsafe_base64“ einen zufällig zusammen gesetzten 16-stelligen String bestehend aus den Zeichen „A-Z“, „a-z“ und „0-9“, „-“ und „_“. Da es für einen String 64</text:span></text:span><text:span text:style-name="Hochzahl"><text:span text:style-name="T24">16</text:span></text:span><text:span text:style-name="Text_20_Running"><text:span text:style-name="T18"> verschiedene Kombinationsmöglichkeiten gibt ist die Wahrscheinlichkeit, dass zweimal derselbe String erzeugt wird quasi gleich Null.</text:span></text:span></text:p>
      <text:p text:style-name="Text_20_Running"><text:soft-page-break/><text:span text:style-name="Text_20_Running"><text:span text:style-name="T18">Diese Zeichenkette wird dann bei Validierung der Login-Daten übergeben mit </text:span></text:span></text:p>
      <text:p text:style-name="P17"><text:span text:style-name="Quellcode"><text:span text:style-name="T25">cookies</text:span></text:span><text:span text:style-name="Quellcode"><text:span text:style-name="T18">.permanent[:remember_token] = user.remember_token</text:span></text:span><text:span text:style-name="Text_20_Running"><text:span text:style-name="T18">, wobei „cookies“ das Speichern der Daten im Browser übernimmt und die Methode „permanent“ per Rails Konvention ein Zeitintervall von 20 Jahren festlegt, das von „Cookies“ intern über das Hash-Attribut </text:span></text:span><text:span text:style-name="Quellcode"><text:span text:style-name="T18">expires: 20.years.from_now.utc</text:span></text:span><text:span text:style-name="Text_20_Running"><text:span text:style-name="T18"> gesetzt wird. </text:span></text:span></text:p>
      <text:p text:style-name="P17"><text:span text:style-name="Text_20_Running"><text:span text:style-name="T18">Die finale Zuweisung des User-Objektes in ein Gefäß, das den Session-Status etikettiert erfolgt über </text:span></text:span><text:span text:style-name="Quellcode"><text:span text:style-name="T18">self.current_user = user</text:span></text:span><text:span text:style-name="Text_20_Running"><text:span text:style-name="T18">. Das Prefix „self“ ist hierbei essentiell, da es dadurch </text:span></text:span><text:span text:style-name="Text_20_Running"><text:span text:style-name="T18">die „current_user“ als Objekt der Klasse User behandelt, andernfalls aber nur eine gewöhnliche lokale Variable wäre. In Ruby stellt eine Zuweisung wie </text:span></text:span><text:span text:style-name="Quellcode"><text:span text:style-name="T18">self.x = y</text:span></text:span><text:span text:style-name="Text_20_Running"><text:span text:style-name="T18"> einen Methodenaufruf dar automatisch konvertiert werden würde in </text:span></text:span><text:span text:style-name="Quellcode"><text:span text:style-name="T18">x=(y)</text:span></text:span><text:span text:style-name="Text_20_Running"><text:span text:style-name="T18">. In Ruby ist die Defintion </text:span></text:span><text:span text:style-name="Text_20_Running"><text:span text:style-name="T18">einer Methode wie </text:span></text:span><text:span text:style-name="Quellcode"><text:span text:style-name="T18">def current_user=(</text:span></text:span><text:span text:style-name="Quellcode"><text:span text:style-name="T21">user</text:span></text:span><text:span text:style-name="Quellcode"><text:span text:style-name="T18">)</text:span></text:span><text:span text:style-name="Text_20_Running"><text:span text:style-name="T18"> völlig normal, obwohl in den meisten anderen Programmiersprachen die Verwendung des Gleichheitszeichens innerhalb einer Methodendefinition nicht erlaubt ist</text:span></text:span><text:span text:style-name="Hochzahl"><text:span text:style-name="T18">15</text:span></text:span><text:span text:style-name="Text_20_Running"><text:span text:style-name="T18">. Mit </text:span></text:span><text:span text:style-name="Quellcode"><text:span text:style-name="T18">@current_user = user</text:span></text:span><text:span text:style-name="Text_20_Running"><text:span text:style-name="T18"> wird in dieser Methode der User in der Instanz-Variablen </text:span></text:span><text:span text:style-name="Quellcode"><text:span text:style-name="T18">@current_user</text:span></text:span><text:span text:style-name="Text_20_Running"><text:span text:style-name="T18"> gespeichert, die jetzt nur noch in einer weiteren Methode ausgegeben werden muss.</text:span></text:span></text:p>
      <text:p text:style-name="CodeBlock"><text:span text:style-name="Quellcode"><text:span text:style-name="T18"><text:s text:c="2"/></text:span></text:span><text:span text:style-name="Quellcode"><text:span text:style-name="T18">def current_user</text:span></text:span></text:p>
      <text:p text:style-name="CodeBlock"><text:span text:style-name="Quellcode"><text:s text:c="6"/>@current_user ||= </text:span><text:span text:style-name="Quellcode"><text:span text:style-name="T22">User</text:span></text:span><text:span text:style-name="Quellcode">.find_by_remember_token(cookies[:remember_token])</text:span></text:p>
      <text:p text:style-name="CodeBlock"><text:span text:style-name="Quellcode"><text:span text:style-name="T18"><text:s text:c="2"/>end</text:span></text:span></text:p>
      <text:p text:style-name="P17"><text:span text:style-name="Text_20_Running"><text:span text:style-name="T18">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8">Die Operatorkombination </text:span></text:span><text:span text:style-name="Quellcode"><text:span text:style-name="T18">||=</text:span></text:span><text:span text:style-name="Text_20_Running"><text:span text:style-name="T18"> lässt sich in etwa vergleichen mit der universalen Inkrementierkurzform </text:span></text:span><text:span text:style-name="Quellcode"><text:span text:style-name="T18">x+=1</text:span></text:span><text:span text:style-name="Text_20_Running"><text:span text:style-name="T18"> und würde ausgeschrieben im vorliegenden Fall</text:span></text:span></text:p>
      <text:p text:style-name="Text_20_Running"><text:span text:style-name="Quellcode"><text:span text:style-name="T18">@current_user = @current_user || </text:span></text:span><text:span text:style-name="Quellcode"><text:span text:style-name="T21">User</text:span></text:span><text:span text:style-name="Quellcode"><text:span text:style-name="T18">.find_by_remember_token(...)</text:span></text:span><text:span text:style-name="Text_20_Running"><text:span text:style-name="T18"> lauten.</text:span></text:span></text:p>
      <text:p text:style-name="Text_20_Running"><text:span text:style-name="Text_20_Running"><text:span text:style-name="T18">Dieser Befehl gibt zu verstehen, dass der Instanz-Variablen </text:span></text:span><text:span text:style-name="Quellcode"><text:span text:style-name="T18">@current_user</text:span></text:span><text:span text:style-name="Text_20_Running"><text:span text:style-name="T18"> nur dann das Token-Attribut des Users übergeben werden soll, sofern diese noch unbelegt ist. Ist sie einmal belegt, wird sie nicht mehr überschrieben. Dies ist die Stelle, die effektiv dafür sorgt, dass eine User Session auch nach verlassen der Seite oder Schließung des Browsers bestehen bleibt und auch kein anderes Token-Attribut übergebenen werden kann.</text:span></text:span></text:p>
      <text:p text:style-name="Text_20_Running"><text:span text:style-name="Text_20_Running"><text:span text:style-name="T18"/></text:span></text:p>
      <text:p text:style-name="Text_20_Running"><text:span text:style-name="Text_20_Running"><text:span text:style-name="T18">Würde man auf den Dauerbestand einer User-Session in der Applikation verzichten, ließe sich die </text:span></text:span><text:span text:style-name="Quellcode"><text:span text:style-name="T18">current_user-</text:span></text:span><text:span text:style-name="Text_20_Running"><text:span text:style-name="T18">Methode auch wesentlich einfacher realisieren durch:</text:span></text:span></text:p>
      <text:p text:style-name="CodeBlock"><text:span text:style-name="Quellcode"><text:span text:style-name="T18">def current_user</text:span></text:span></text:p>
      <text:p text:style-name="CodeBlock"><text:span text:style-name="Quellcode"><text:span text:style-name="T18"><text:tab/>if session[:user_id]</text:span></text:span></text:p>
      <text:p text:style-name="CodeBlock"><text:span text:style-name="Quellcode"><text:span text:style-name="T18"><text:tab/><text:tab/>@current_user ||= User.find(session[:user_id])</text:span></text:span></text:p>
      <text:p text:style-name="CodeBlock"><text:span text:style-name="Quellcode"><text:span text:style-name="T18"><text:tab/>end</text:span></text:span></text:p>
      <text:p text:style-name="CodeBlock"><text:span text:style-name="Quellcode"><text:span text:style-name="T18">end</text:span></text:span></text:p>
      <text:p text:style-name="Text_20_Running"><text:soft-page-break/><text:span text:style-name="Text_20_Running"><text:span text:style-name="T18">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8">current_user</text:span></text:span><text:span text:style-name="Text_20_Running"><text:span text:style-name="T18"> als Hilfsmethode für zahlreiche Wertausgaben- und zuweisungen. Unter anderem lässt sich über </text:span></text:span><text:span text:style-name="Quellcode"><text:span text:style-name="T18">&lt;%=current_user.name %&gt;</text:span></text:span><text:span text:style-name="Text_20_Running"><text:span text:style-name="T18"> der Name des aktuell angemeldeten Users in einer HTML-Datei ausgeben.</text:span></text:span></text:p>
      <text:p text:style-name="Text_20_Running"><text:span text:style-name="Text_20_Running"><text:span text:style-name="T18"/></text:span></text:p>
      <text:p text:style-name="Heading_20__28_user_29_"><text:span text:style-name="Heading_20_3"><text:span text:style-name="T18"/></text:span></text:p>
      <text:p text:style-name="Heading_20__28_user_29_"><text:span text:style-name="Heading_20_3"><text:span text:style-name="T18"/></text:span></text:p>
      <text:p text:style-name="Heading_20__28_user_29_"><text:span text:style-name="Heading_20_3"><text:span text:style-name="T18">4.3.3 User Profile</text:span></text:span></text:p>
      <text:p text:style-name="Text_20_Running"><text:span text:style-name="Text_20_Running"><text:span text:style-name="T18">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8">routes.rb</text:span></text:span><text:span text:style-name="Text_20_Running"><text:span text:style-name="T18"> mit der Methode „show“ abgedeckt und muss im Controller mit </text:span></text:span><text:span text:style-name="Quellcode"><text:span text:style-name="T18">@user = </text:span></text:span><text:span text:style-name="Quellcode"><text:span text:style-name="T21">User</text:span></text:span><text:span text:style-name="Quellcode"><text:span text:style-name="T18">.find(params[:id])</text:span></text:span><text:span text:style-name="Text_20_Running"><text:span text:style-name="T18"> </text:span></text:span><text:span text:style-name="Text_20_Running"><text:span text:style-name="T18">angewiesen werden die „ID“ des aktuell aufgerufenen Users in eine Instanzvariable zu speichern. Die Profilseite sollte typischerweise die grundlegenden Identifizierungsdaten ausgeben, wie den Namen und die email-Adresse des aktuell aufgerufenen Users, mithilfe von </text:span></text:span><text:span text:style-name="Quellcode"><text:span text:style-name="T18">@user.name</text:span></text:span><text:span text:style-name="Text_20_Running"><text:span text:style-name="T18"> und </text:span></text:span><text:span text:style-name="Quellcode"><text:span text:style-name="T18">@user.email</text:span></text:span><text:span text:style-name="Text_20_Running"><text:span text:style-name="T18">. Weitere Ausgaben wie eine Liste aller verfassten Reviews oder Spiele in der persönlichen Sammlung werden an entsprechender Stelle erläutert.</text:span></text:span></text:p>
      <text:p text:style-name="Text_20_Running"><text:span text:style-name="Text_20_Running"><text:span text:style-name="T18"/></text:span></text:p>
      <text:p text:style-name="Text_20_Running"><text:span text:style-name="Text_20_Running"><text:span text:style-name="T18">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pan text:style-name="Text_20_Running"><text:span text:style-name="T18">Die Nutzung von „will_paginate“ erfordert eine Anpassung im Controller und und eine zusätzliche Angabe in der View. Im Users-Controller wird unter der Methode </text:span></text:span><text:span text:style-name="Quellcode"><text:span text:style-name="T18">index</text:span></text:span><text:span text:style-name="Text_20_Running"><text:span text:style-name="T18"> die Liste aller User normalerweise schlicht über </text:span></text:span><text:span text:style-name="Quellcode"><text:span text:style-name="T18">@users = <text:s/>User.all</text:span></text:span><text:span text:style-name="Text_20_Running"><text:span text:style-name="T18"> übergeben. Zur Nutzung von Seitenaufteilung muss die Zeile aber dann lauten:</text:span></text:span></text:p>
      <text:p text:style-name="CodeBlock"><text:span text:style-name="Quellcode"><text:span text:style-name="T18">@users = </text:span></text:span><text:span text:style-name="Quellcode"><text:span text:style-name="T21">User</text:span></text:span><text:span text:style-name="Quellcode"><text:span text:style-name="T18">.paginate(page: params[:page], :per_page =&gt; 10)</text:span></text:span></text:p>
      <text:p text:style-name="Text_20_Running"><text:span text:style-name="Text_20_Running"><text:span text:style-name="T18">Die Methode </text:span></text:span><text:span text:style-name="Quellcode"><text:span text:style-name="T18">paginate</text:span></text:span><text:span text:style-name="Text_20_Running"><text:span text:style-name="T18"> erwartet als Argument einen Hash, dessen Key </text:span></text:span><text:span text:style-name="Quellcode"><text:span text:style-name="T18">page:</text:span></text:span><text:span text:style-name="Text_20_Running"><text:span text:style-name="T18"> einen konkreten Integer Wert erwartet, der stellvertretend für die Aufgerufene Seite steht. Dazu werden pro </text:span></text:span><text:soft-page-break/><text:span text:style-name="Text_20_Running"><text:span text:style-name="T18">Seite jeweils 10 Objekte aus der Tabelle gelesen, ehe der </text:span></text:span><text:span text:style-name="Quellcode"><text:span text:style-name="T18">page</text:span></text:span><text:span text:style-name="Text_20_Running"><text:span text:style-name="T18">-Schlüsselwert inkrementiert wird. Zusätzlich liefert </text:span></text:span><text:span text:style-name="Quellcode"><text:span text:style-name="T18">paginate</text:span></text:span><text:span text:style-name="Text_20_Running"><text:span text:style-name="T18"> ein Objekt der Klasse </text:span></text:span><text:span text:style-name="Quellcode"><text:span text:style-name="T18">ActiveRecord::Relation</text:span></text:span><text:span text:style-name="Text_20_Running"><text:span text:style-name="T18"> zurück, was auch genau der Typ ist, den die Methode </text:span></text:span><text:span text:style-name="Quellcode"><text:span text:style-name="T18">will_paginate</text:span></text:span><text:span text:style-name="Text_20_Running"><text:span text:style-name="T18"> in der View zum ausgeben erwartet, da </text:span></text:span><text:span text:style-name="Quellcode"><text:span text:style-name="T18">User.all</text:span></text:span><text:span text:style-name="Text_20_Running"><text:span text:style-name="T18"> der Klasse </text:span></text:span><text:span text:style-name="Quellcode"><text:span text:style-name="T18">Array</text:span></text:span><text:span text:style-name="Text_20_Running"><text:span text:style-name="T18"> angehört</text:span></text:span><text:span text:style-name="Hochzahl"><text:span text:style-name="T18">16</text:span></text:span><text:span text:style-name="Text_20_Running"><text:span text:style-name="T18">.</text:span></text:span></text:p>
      <text:p text:style-name="Text_20_Running"><text:span text:style-name="Text_20_Running"><text:span text:style-name="T18">In der View in </text:span></text:span><text:span text:style-name="File"><text:span text:style-name="T18">app/users/index.html.erb</text:span></text:span><text:span text:style-name="Text_20_Running"><text:span text:style-name="T18"> werden unabhängig von der Pagination alle Objekte der Reihe nach ausgegeben über folgende Schleife:</text:span></text:span></text:p>
      <text:p text:style-name="Text_20_Running"><text:span text:style-name="Text_20_Running"><text:span text:style-name="T18"/></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8">&lt;/ul&gt;</text:span></text:span></text:p>
      <text:p text:style-name="Text_20_Running"><text:span text:style-name="Text_20_Running"><text:span text:style-name="T18"/></text:span></text:p>
      <text:p text:style-name="Text_20_Running"><text:span text:style-name="Text_20_Running"><text:span text:style-name="T18">Hierbei ist </text:span></text:span><text:span text:style-name="Quellcode"><text:span text:style-name="T18">|user|</text:span></text:span><text:span text:style-name="Text_20_Running"><text:span text:style-name="T18"> die Definition einer Hilfsvariable, vom Typen der übergebenen Instanzvariable, in diesem Falle </text:span></text:span><text:span text:style-name="Quellcode"><text:span text:style-name="T18">User</text:span></text:span><text:span text:style-name="Text_20_Running"><text:span text:style-name="T18">, mit der nun auf einzelne Attribute der Objekt-Klasse 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18">&lt;/ul&gt;</text:span></text:span></text:p>
      <text:p text:style-name="Text_20_Running"><text:span text:style-name="Text_20_Running"><text:span text:style-name="T18">An dieser Stelle erwartet Rails ein Partial mit dem Namen </text:span></text:span><text:span text:style-name="Quellcode"><text:span text:style-name="T18">_user.html.erb</text:span></text:span><text:span text:style-name="Text_20_Running"><text:span text:style-name="T18">, das nun den eigentlich zu rendernden Teil beinhaltet. Tatsächlich ist sogar noch eine weitere Komprimierung des Codes möglich durch die schlichte Anweisung </text:span></text:span><text:span text:style-name="Quellcode"><text:span text:style-name="T18">&lt;%= render @users %&gt;</text:span></text:span><text:span text:style-name="Text_20_Running"><text:span text:style-name="T18">, in der die Instanzvariable das Set von Objekten bereithält und durch das unveränderte Partial gerendert werden. Damit nun auch tatsächlich eine Seitenaufteilung im User-Center angezeigt werden kann muss die View mit </text:span></text:span><text:span text:style-name="Quellcode"><text:span text:style-name="T18">&lt;%= will_paginate %&gt;</text:span></text:span><text:span text:style-name="Text_20_Running"><text:span text:style-name="T18"> ergänzt werden. Da sich dieser Befehl in einer View-Datei im Users-Verzeichnis befindet wird automatisch nach der Instanz-Variablen @users gesucht, die schließlich durch den bereits implementierten Ausgabeblock sequentiell gerendert wird.</text:span></text:span></text:p>
      <text:p text:style-name="Text_20_Running"><text:span text:style-name="Text_20_Running"><text:span text:style-name="T18"/></text:span></text:p>
      <text:p text:style-name="Heading_20__28_user_29_"><text:span text:style-name="Heading_20_3"><text:span text:style-name="T18">4.3.4 Restriktionen für User</text:span></text:span></text:p>
      <text:p text:style-name="P17"><text:span text:style-name="Text_20_Running"><text:span text:style-name="T18">Nun können sich Besucher der Seite registrieren und einloggen, doch dieses komplette Feature macht auch nur Sinn, wenn sich einem eingeloggten User Nutzungsmöglichkeiten eröffnen, die einem nicht eingeloggten User vorenthalten werden. Viele der Anwendungsfeatures, die in GameHawks noch implementiert werden, wie das Bewerten von Spielen und Schreiben von Reviews, sollen ausschließlich von eingeloggten Usern genutzt </text:span></text:span><text:soft-page-break/><text:span text:style-name="Text_20_Running"><text:span text:style-name="T18">werden können. Und zusätzlich sollte auch ein eingeloggter User in der Lage sein sein eigenes Profil zu bearbeiten, nicht aber das von anderen Usern. Um also bestimmte Aktionen vor bestimmten Nutzern zu schützen, müssen Methoden definiert werden, die den User-Status abfragen und je nach Ergebnis entsprechend verweisen. </text:span></text:span></text:p>
      <text:p text:style-name="Text_20_Running"><text:span text:style-name="Text_20_Running"><text:span text:style-name="T7">Correct user</text:span></text:span></text:p>
      <text:p text:style-name="Text_20_Running"><text:span text:style-name="Text_20_Running"><text:span text:style-name="T18"/></text:span></text:p>
      <text:p text:style-name="Text_20_Running"><text:span text:style-name="Text_20_Running"><text:span text:style-name="T18"/></text:span></text:p>
      <text:p text:style-name="Heading_20__28_user_29_"><text:span text:style-name="Heading_20_2">4.4 Eintragung von Spieletiteln</text:span></text:p>
      <text:p text:style-name="Text_20_Running"><text:span text:style-name="Heading_20_2"/></text:p>
      <text:p text:style-name="Text_20_Running"><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neues Spiel in die Datenbank über ein Formular einzutragen. Dieses Feature alleine erfordert </text:span><text:span text:style-name="Text_20_Running">dieselben Implementierungprozedur, wie bereits die User-Ressource, nur eben mit anderem </text:span><text:span text:style-name="Text_20_Running">Tabellen- und Spaltennamen. Wenn man die benötigten Ressourcen auf das Eintragen, </text:span><text:span text:style-name="Text_20_Running">Editieren und Löschen beschränkt ist der Programm-Code für Model, View und Controller identisch und unterscheidet sich nur in der Namensgebung. Daher wird an dieser Stelle </text:span><text:span text:style-name="Text_20_Running">weitestgehend auf die Erläuterung einzelner Implementierungsschritte verzichtet und nur auf Unterschiede eingegangen, sowie auf die Konzeption der Game-Ressource.</text:span></text:p>
      <text:p text:style-name="Text_20_Running"><text:span text:style-name="Text_20_Running">Der Hauptunterschied zum User besteht darin, dass ein Game-Objekt über eine Suchfunktion lokalisiert werden kann und eine Eintragung nur unter der Bedingung einer bestehenden Session möglich ist.</text:span></text:p>
      <text:p text:style-name="Text_20_Running"><text:span text:style-name="Text_20_Running"><text:span text:style-name="T6"/></text:span></text:p>
      <text:p text:style-name="P17"><text:span text:style-name="Text_20_Running"><text:span text:style-name="T18">Damit der Login-Status eines Users erkannt werden kann, wird eine Methode in </text:span></text:span><text:span text:style-name="Quellcode"><text:span text:style-name="T18">application_controller.rb </text:span></text:span><text:span text:style-name="Text_20_Running"><text:span text:style-name="T18">definiert.</text:span></text:span></text:p>
      <text:p text:style-name="CodeBlock"><text:span text:style-name="Quellcode"><text:span text:style-name="T18"><text:s text:c="2"/></text:span></text:span><text:span text:style-name="Quellcode"><text:span text:style-name="T18">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8"><text:s text:c="2"/>end</text:span></text:span></text:p>
      <text:p text:style-name="Text_20_Running"><text:span text:style-name="Text_20_Running"><text:span text:style-name="T18">Die Methode </text:span></text:span><text:span text:style-name="Quellcode"><text:span text:style-name="T18">current_user</text:span></text:span><text:span text:style-name="Text_20_Running"><text:span text:style-name="T18"> wurde bereits definiert und gibt den aktuell angemeldeten User wieder. Durch die Rails-Methode </text:span></text:span><text:span text:style-name="Quellcode"><text:span text:style-name="T18">.present?</text:span></text:span><text:span text:style-name="Text_20_Running"><text:span text:style-name="T18"> Wird die Existenz geprüft und bei der Ausgabe </text:span></text:span><text:span text:style-name="Quellcode"><text:span text:style-name="T18">nil</text:span></text:span><text:span text:style-name="Text_20_Running"><text:span text:style-name="T18"> die </text:span></text:span><text:span text:style-name="Quellcode"><text:span text:style-name="T18">redirect_to</text:span></text:span><text:span text:style-name="Text_20_Running"><text:span text:style-name="T18"> Aktion ausgeführt und der User zur Login-Seite verlinkt mit einer entsprechenden Flash-Notiz. Damit diese Methode auch an den nötigen Stellen greift, wird sie über Filter in den jeweiligen Controllern gekoppelt. Daher wurde sie auch im Application Controller definiert, da von ihr sämtliche anderen Controller-Klassen erben.</text:span></text:span></text:p>
      <text:p text:style-name="Text_20_Running"><text:span text:style-name="Text_20_Running"><text:span text:style-name="T6">suchfunktion</text:span></text:span></text:p>
      <text:p text:style-name="Heading_20__28_user_29_"><text:soft-page-break/><text:span text:style-name="Heading_20_2">4.5 Bewertung von Spieletiteln</text:span></text:p>
      <text:p text:style-name="Heading_20__28_user_29_"><text:span text:style-name="Heading_20_2"/></text:p>
      <text:p text:style-name="Heading_20__28_user_29_"><text:span text:style-name="Heading_20_3">4.5.1 Tabellenrelationen</text:span></text:p>
      <text:p text:style-name="Text_20_Running"><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text:span><text:span text:style-name="Text_20_Running">unterstützen. Für diese Projektarbeit wurde jedoch von Rating-gems abgesehen und die Implementierung mit elementaren Rails-Techniken vorgenommen.</text:span></text:p>
      <text:p text:style-name="Text_20_Running"><text:span text:style-name="Text_20_Running">Als Hilfestellung diente hierbei ein Tutorial</text:span><text:span text:style-name="Hochzahl">17</text:span><text:span text:style-name="Text_20_Running">, das jedoch einen seltsamen Bug bei der Implementierung des Ajax-Posts hervorbrachte und deswegen signifikante Anpassungen vorgenommen wurden, damit diese korrigiert werden konnten.</text:span></text:p>
      <text:p text:style-name="Text_20_Running"><text:span text:style-name="Text_20_Running"/></text:p>
      <text:p text:style-name="Text_20_Running"><text:span text:style-name="Text_20_Running">Wie im Tabellenschema definiert braucht das Bewertungssystem ein eigenes Model, in dem einzelne Wertungen abgespeichert und durch die Fremdschlüssel „user_id“ und „game_id“ 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8"><text:s text:c="2"/>has_many :ratings, dependent: :destroy</text:span></text:span></text:p>
      <text:p text:style-name="CodeBlock"><text:span text:style-name="Quellcode"><text:span text:style-name="T18"><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8"><text:s text:c="2"/></text:span></text:span><text:span text:style-name="Quellcode"><text:span text:style-name="T25">has_many :ratings, dependent: :destroy</text:span></text:span></text:p>
      <text:p text:style-name="CodeBlock"><text:span text:style-name="Quellcode"><text:span text:style-name="T25"><text:s text:c="2"/></text:span></text:span><text:span text:style-name="Quellcode"><text:span text:style-name="T18">has_many :rated_games, :through =&gt; :ratings, :source =&gt; :games</text:span></text:span></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oft-page-break/><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t.</text:span></text:p>
      <text:p text:style-name="Text_20_Running"><text:span text:style-name="Text_20_Running"/></text:p>
      <text:p text:style-name="Text_20_Running"><text:span text:style-name="Text_20_Running">Damit wäre für die grundlegenden Funktionalitäten im Rating-Model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en. In einem Online-Shop beispielsweise, verfügt ein User über ein Guthaben-Konto und dieses sollte selbstverständlich nicht vom User selbst gesetzt werden dürfen. Bei unzureichender Sicherheit jedoch ließen sich über Terminal Tools wie „Curl“ gezielte PUT Requests versenden wie </text:span><text:span text:style-name="Quellcode">put /users/5?guthaben=1000</text:span><text:span text:style-name="Hochzahl">18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8">@user = </text:span></text:span><text:span text:style-name="Quellcode"><text:span text:style-name="T21">User</text:span></text:span><text:span text:style-name="Quellcode"><text:span text:style-name="T18">.new(params[:user]) </text:span></text:span><text:span text:style-name="Text_20_Running"><text:span text:style-name="T18">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8">config.active_record.whitelist_attributes = true, </text:span></text:span><text:span text:style-name="Text_20_Running"><text:span text:style-name="T18">die in der Datei </text:span></text:span><text:span text:style-name="File"><text:span text:style-name="T18">application.rb</text:span></text:span><text:span text:style-name="Text_20_Running"><text:span text:style-name="T18"> per default in Rails 3.1 auskommentiert ist zusätzlich Mass Assignment deaktiviert werden, wodurch die Verwendung von </text:span></text:span><text:span text:style-name="Quellcode"><text:span text:style-name="T18">attr_accessible</text:span></text:span><text:span text:style-name="Text_20_Running"><text:span text:style-name="T18"> zwingend gefordert wird.</text:span></text:span></text:p>
      <text:p text:style-name="Text_20_Running"><text:span text:style-name="Text_20_Running"><text:span text:style-name="T18"/></text:span></text:p>
      <text:p text:style-name="Text_20_Running"><text:span text:style-name="Text_20_Running">Im Falle von </text:span><text:span text:style-name="Text_20_Running"><text:span text:style-name="T16">GameHawks</text:span></text:span><text:span text:style-name="Text_20_Running"> sind auf dem ersten Blick keine Attribute geplant, die solch hochsensiblen Daten tragen und eines solchen Schutzes bedürfen könnten, tatsächlich jedoch </text:span><text:soft-page-break/><text:span text:style-name="Text_20_Running">bieten die Fremdschlüssel-Attribute eine potentielle Angriffsfläche für böswillige Aktionen. Beim Rating Model werden einem neuen Rating-Objekt die Fremdschlüsselattribute user_id und game_id übergeben, die aber genauso wie das Guthaben im Online-Shop gezielt mit falschen Werten versendet werden könnten. Auch wenn der Hacker keinen großen Nutzen davon tragen würde könnte er beim Versenden einer Wertung eine beliebige user_id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text:span><text:span text:style-name="Text_20_Running">Resosurcen-Konvention „create“ und „update. Die „create“-Methode wird mit folgenden Instanz-Variablen ausgestattet:</text:span></text:p>
      <text:p text:style-name="CodeBlock"><text:span text:style-name="Quellcode"/></text:p>
      <text:p text:style-name="CodeBlock"><text:span text:style-name="Quellcode"><text:span text:style-name="T18"><text:s text:c="8"/>@game = Game.find_by_id(params[:game_id])</text:span></text:span></text:p>
      <text:p text:style-name="CodeBlock"><text:span text:style-name="Quellcode"><text:s text:c="8"/>@rating = Rating.new(params[:rating])</text:span></text:p>
      <text:p text:style-name="CodeBlock"><text:span text:style-name="Quellcode"><text:s text:c="8"/>@rating.game_id = @game.id</text:span></text:p>
      <text:p text:style-name="CodeBlock"><text:span text:style-name="Quellcode"><text:span text:style-name="T18"><text:s text:c="8"/>@rating.user_id = current_user.id</text:span></text:span></text:p>
      <text:p text:style-name="CodeBlock"><text:span text:style-name="Quellcode"><text:span text:style-name="T18"/></text:span></text:p>
      <text:p text:style-name="Text_20_Running"><text:span text:style-name="Text_20_Running"><text:span text:style-name="T18">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8">@rating.save</text:span></text:span><text:span text:style-name="Text_20_Running"><text:span text:style-name="T18"> gespeichert wird. In der „update“-</text:span></text:span><text:span text:style-name="Text_20_Running"><text:span text:style-name="T18">Methode dagegen wird wird dem Rating-Objekt ein bereits vorhandener Wert vom aktuellen User übergeben mit </text:span></text:span><text:span text:style-name="Quellcode"><text:span text:style-name="T18">@rating = current_user.ratings.find_by_game_id(@game.id)</text:span></text:span><text:span text:style-name="Text_20_Running"><text:span text:style-name="T18"> und schließlich abgespeichert. Anders als bei dem User- oder dem Game-Model, bei denen es für einen Neueintrag und einem Update zwei eigene Views gibt, bleibt das Formular für eine Wertungseingabe stets dasselbe, wird unmittelbar auf der Detailseite eines Spieles angezeigt </text:span></text:span><text:span text:style-name="Text_20_Running"><text:span text:style-name="T18">und muss wissen, ob der aktuelle User das Formular für eine Erstwertung oder ein Update nutzen möchte. Hierzu wurde in der </text:span></text:span><text:span text:style-name="File"><text:span text:style-name="T18">ratings_helper.rb</text:span></text:span><text:span text:style-name="Text_20_Running"><text:span text:style-name="T18"> die <text:s/>Methode </text:span></text:span><text:span text:style-name="Quellcode"><text:span text:style-name="T18">prep_user_rating</text:span></text:span><text:span text:style-name="Text_20_Running"><text:span text:style-name="T18"> </text:span></text:span><text:soft-page-break/><text:span text:style-name="Text_20_Running"><text:span text:style-name="T18">definiert, die prüft, ob der aktuelle User zum aufgerufenen Spiel bereits eine Wertung abgegeben hat oder nicht. Diese Methode wird schließlich auch im „form_for“-Formular referenziert, um das rating-Objekt bereitzustellen. Rails-typisch wird dabei der Code für das Formular nicht direkt in </text:span></text:span><text:span text:style-name="File"><text:span text:style-name="T18">app/games/show.html.erb</text:span></text:span><text:span text:style-name="Text_20_Running"><text:span text:style-name="T18"> beschrieben, sondern in einem gesonderten Partial </text:span></text:span><text:span text:style-name="File"><text:span text:style-name="T18">app/misc/_game_form.html.erb</text:span></text:span><text:span text:style-name="Text_20_Running"><text:span text:style-name="T18">, dass an der gewünschten Stelle in der „show“-View gerendert wird. Wichtig für das Forumlar ist, dass vor dem Post auch die </text:span></text:span><text:span text:style-name="Quellcode"><text:span text:style-name="T18">game.id</text:span></text:span><text:span text:style-name="Text_20_Running"><text:span text:style-name="T18"> des aktuellen Spieles übergeben wird in </text:span></text:span><text:span text:style-name="Quellcode"><text:span text:style-name="T18">&lt;%= hidden_field_tag("game_id", @game.id) %&gt;</text:span></text:span><text:span text:style-name="Text_20_Running"><text:span text:style-name="T18">, da der Ratings-Controller in der create-Methode mit </text:span></text:span><text:span text:style-name="Quellcode"><text:span text:style-name="T18">@game = </text:span></text:span><text:span text:style-name="Quellcode"><text:span text:style-name="T21">Game</text:span></text:span><text:span text:style-name="Quellcode"><text:span text:style-name="T18">.find_by_id(params[:game_id])</text:span></text:span><text:span text:style-name="Text_20_Running"><text:span text:style-name="T18"> das Spiel identifizieren muss, das bewertet werden soll.</text:span></text:span></text:p>
      <text:p text:style-name="Text_20_Running"><text:span text:style-name="Text_20_Running"><text:span text:style-name="T18"/></text:span></text:p>
      <text:p text:style-name="Text_20_Running"><text:span text:style-name="Text_20_Running"><text:span text:style-name="T18">Bis hierhin funktionierte das Rating-System tadellos. Ein angemeldeter User konnte jederzeit über die Radio-Buttons einen Wert festsetzen und diesen abschicken. Je nachdem, ob ein Wert für dieses Spiel von diesem User bereits existierte, wurde von dem Routing entweder ein POST- oder eben ein PUT-Request veranlasst zur Übermittlung der Daten. </text:span></text:span></text:p>
      <text:p text:style-name="Text_20_Running"><text:span text:style-name="Text_20_Running"><text:span text:style-name="T18">Wie in den Use-Cases definiert soll es aber möglich sein eine Bewertung zu verschicken und sofort eine aktualisierte Wertungsübersicht zu erhalten, ohne dass die komplette Seite neu geladen werden muss. Möchte man die HTTP-Requests asynchron versenden, offenbart sich eine Lücke, die Datenbank-Redundanz zulässt und zur Folge hat, dass der aktuelle User ein Spiel mehrmals bewerten kann und damit auch die Anzahl der Bewertungen in der Datenbank </text:span></text:span><text:span text:style-name="Text_20_Running"><text:span text:style-name="T18">dupliziert. Zum Besseren Verständnis wird kurz eine typische Ajax-Implementierung in Rails erläutert.</text:span></text:span></text:p>
      <text:p text:style-name="Text_20_Running"><text:span text:style-name="Text_20_Running"><text:span text:style-name="T18"/></text:span></text:p>
      <text:p text:style-name="Text_20_Running"><text:span text:style-name="Text_20_Running"><text:span text:style-name="T18">Ajax-Funktionalität wird durch relativ triviale Anpassungen erreicht. Zum einen muss die „form_for“-Methode um den Eingabeparameter </text:span></text:span><text:span text:style-name="Quellcode"><text:span text:style-name="T18">:remote =&gt; true</text:span></text:span><text:span text:style-name="Text_20_Running"><text:span text:style-name="T18"> erweitert werden, damit der </text:span></text:span><text:span text:style-name="Text_20_Running"><text:span text:style-name="T18">generierte HTML-form-Tag über das „data-remote“-Attribut verfügt. Zum anderen muss im Ratings-Controller die jeweilige Methode mit Hilfe von </text:span></text:span><text:span text:style-name="Quellcode"><text:span text:style-name="T18">format.js</text:span></text:span><text:span text:style-name="Text_20_Running"><text:span text:style-name="T18"> angewiesen werden, bei Ausführung eine JavaScript-Datei mit eingebettetem Ruby-Code, die den Methoden-Namen tragen. Das heißt in </text:span></text:span><text:span text:style-name="File"><text:span text:style-name="T18">app/views/ratings</text:span></text:span><text:span text:style-name="Text_20_Running"><text:span text:style-name="T18"> werden die Dateien </text:span></text:span><text:span text:style-name="File"><text:span text:style-name="T18">create.js.erb</text:span></text:span><text:span text:style-name="Text_20_Running"><text:span text:style-name="T18"> und </text:span></text:span><text:span text:style-name="File"><text:span text:style-name="T18">update.js.erb</text:span></text:span><text:span text:style-name="Text_20_Running"><text:span text:style-name="T18"> erwartet, die beide mit demselben jQuery-Code beschrieben sind, um die angepeilten Informationen neu zuladen.</text:span></text:span></text:p>
      <text:p text:style-name="P17"><text:span text:style-name="Quellcode"><text:span text:style-name="T18">$('.rating_stats').replaceWith("&lt;%= escape_javascript(render :partial =&gt; 'ratings/rating_stats') %&gt;");</text:span></text:span><text:span text:style-name="Text_20_Running"><text:span text:style-name="T18"> </text:span></text:span></text:p>
      <text:p text:style-name="P17"><text:span text:style-name="Text_20_Running"><text:span text:style-name="T18">nimmt sich den Inhalt der Klasse „rating_stats“ und ersetzt diesen mit dem im Partial „_rating_stats“ beschriebenen Code, wodurch sämtliche dort angegebenen Informationen neu ausgegeben werden. Mit Hilfe von ActiveRecord können Informationen wie die Anzahl der </text:span></text:span><text:soft-page-break/><text:span text:style-name="Text_20_Running"><text:span text:style-name="T18">Wertungen und der gesamte Durchschnittswert ausgegeben werden mit </text:span></text:span><text:span text:style-name="Quellcode"><text:span text:style-name="T18">@game.ratings.count</text:span></text:span><text:span text:style-name="Text_20_Running"><text:span text:style-name="T18"> und </text:span></text:span><text:span text:style-name="Quellcode"><text:span text:style-name="T18">@game.ratings.average(:value).round(2)</text:span></text:span><text:span text:style-name="Text_20_Running"><text:span text:style-name="T18">.</text:span></text:span></text:p>
      <text:p text:style-name="P17"><text:span text:style-name="Text_20_Running"><text:span text:style-name="T18"/></text:span></text:p>
      <text:p text:style-name="P17"><text:span text:style-name="Text_20_Running"><text:span text:style-name="T18">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8">Wenn ein User ein Spiel zum ersten mal bewertet, steigt der Zähler erwartungsgemäß um 1, doch eine umgehende Korrektur inkrementiert ein weiteres mal. Dadurch könnte ein User die Anzahl der Bewertungen an einem Spiel beliebig in die Höhe treiben, doch sinnvollerweise sollte er nur eine einzige Wertung pro Spiel abgeben dürfen, die fortan nur noch </text:span></text:span><text:span text:style-name="Text_20_Running"><text:span text:style-name="T18">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8"/></text:span></text:p>
      <text:p text:style-name="Text_20_Running"><text:span text:style-name="Text_20_Running"><text:span text:style-name="T18">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Rating-Formulars mit mit jQuery, bei der ein Rating bereits durch das Klicken auf einen </text:span></text:span><text:span text:style-name="Text_20_Running"><text:span text:style-name="T18">Wert, also ohne Einbindung des „Submit“-Buttons eine Wertung sogar auf einen Schlag doppelt versendet wird und die Anzahl laufend um 2 inkrementiert werden kann.</text:span></text:span></text:p>
      <text:p text:style-name="Text_20_Running"><text:span text:style-name="Text_20_Running"><text:span text:style-name="T18"/></text:span></text:p>
      <text:p text:style-name="Text_20_Running"><text:span text:style-name="Text_20_Running"><text:span text:style-name="T18">Der Grund für diesen Fehler liegt darin, dass das neu zu ladende Partial </text:span></text:span><text:span text:style-name="File"><text:span text:style-name="T18">_rating_stats.html.erb</text:span></text:span><text:span text:style-name="Text_20_Running"><text:span text:style-name="T18"> nur die Anzeigewerte enthält, die den Status der Rating-Tabelle enthalten, nicht jedoch das Formular selbst, dass dadurch, weil es nicht neu geladen wird </text:span></text:span><text:span text:style-name="Text_20_Running"><text:span text:style-name="T18">immer noch davon ausgeht, dass der aktuelle User keine Wertung abgegeben hat und somit intern weiterhin die Methode „create“ bemüht. Das Formular mit dem „form_for“-Tag</text:span></text:span></text:p>
      <text:p text:style-name="CodeBlock"><text:span text:style-name="Text_20_Running"><text:span text:style-name="T18"><text:s/></text:span></text:span><text:span text:style-name="Quellcode"><text:span text:style-name="T18">form_for(prep_user_rating, :remote =&gt; true, :html =&gt; { :class =&gt; 'create_rating' }) do |f|</text:span></text:span></text:p>
      <text:p text:style-name="Text_20_Running"><text:span text:style-name="Text_20_Running"><text:span text:style-name="T18">erhält den Eingabeparameter die Funktion „prep_user_rating“,</text:span></text:span></text:p>
      <text:p text:style-name="CodeBlock"><text:span text:style-name="Quellcode"><text:span text:style-name="T18"><text:s text:c="2"/></text:span></text:span><text:span text:style-name="Quellcode"><text:span text:style-name="T18">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18"><text:s text:c="2"/>end</text:span></text:span></text:p>
      <text:p text:style-name="Text_20_Running"><text:span text:style-name="Text_20_Running"><text:span text:style-name="T18">die bestimmt, ob der Rating-Instanz-Variable die „game_id“ des Spieles vom aktuellen User enthält oder nicht. Da das Formular nach dem Versenden des POST-Requests nicht neu </text:span></text:span><text:soft-page-break/><text:span text:style-name="Text_20_Running"><text:span text:style-name="T18">geladen wird, trifft für weitere unmittelbare Anpassungen der Wertung die if-Kondition nicht zu und kreiert ständig ein neues Rating-Objekt für den „current_user“.</text:span></text:span></text:p>
      <text:p text:style-name="Text_20_Running"><text:span text:style-name="Text_20_Running"><text:span text:style-name="T18"/></text:span></text:p>
      <text:p text:style-name="Text_20_Running"><text:span text:style-name="Text_20_Running"><text:span text:style-name="T18">Die naheliegendste Lösung für diese Unzulänglichkeit lag darin, das Formular in das zu landende Partial mit einzubeziehen. </text:span></text:span><text:span text:style-name="Text_20_Running"><text:span text:style-name="T7">Doch.....ö..ö</text:span></text:span></text:p>
      <text:p text:style-name="Text_20_Running"><text:span text:style-name="Text_20_Running"><text:span text:style-name="T18">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text:span></text:span><text:span text:style-name="Text_20_Running"><text:span text:style-name="T18">Lösungsansatz beide Methoden in eine zu fusionieren und die einzelnen Aktionen zu konditionieren. Die beiden ursprünglichen Methoden „create“ und „update“ ersetzt durch „create_and_update“ und dort innerhalb der <text:s/>if-Abfrage</text:span></text:span></text:p>
      <text:p text:style-name="Text_20_Running"><text:span text:style-name="Quellcode"><text:span text:style-name="T18">if (current_user.ratings.find_by_game_id(@game.id) == nil)</text:span></text:span><text:span text:style-name="Text_20_Running"><text:span text:style-name="T18"> </text:span></text:span></text:p>
      <text:p text:style-name="Text_20_Running"><text:span text:style-name="Text_20_Running"><text:span text:style-name="T18">bestimmt, ob ein Wert bereits existiert oder nicht. Die einzelnen Konsequenzabzweigungen sind dabei identisch mit den Aktionen der ursprünglichen beiden Methoden.</text:span></text:span></text:p>
      <text:p text:style-name="Text_20_Running"><text:span text:style-name="Text_20_Running"><text:span text:style-name="T18"/></text:span></text:p>
      <text:p text:style-name="Text_20_Running"><text:span text:style-name="Text_20_Running"><text:span text:style-name="T18">Ergänzend dazu mussten auch die Routings angepasst werden. Da die selbst ausgedachte <text:s/>Methode „create_and_update“ keiner Rails-Konvention entspricht und daher nicht in der </text:span></text:span><text:span text:style-name="Text_20_Running"><text:span text:style-name="T18">Ressource mit inbegriffen ist musst eine separate Anweisung definiert werden. Zwar hätte die fusionierte Funktion auch weiterhin „create“ heißen können, da die Aktion für ein update dort 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8">Daher wird bewusst sehr unorthodox mit zwei Routing-URLs auf dieselbe Methode zugegriffen:</text:span></text:span></text:p>
      <text:p text:style-name="CodeBlock"><text:span text:style-name="Quellcode"><text:span text:style-name="T18">post "ratings" =&gt; "ratings#create_and_update"</text:span></text:span></text:p>
      <text:p text:style-name="CodeBlock"><text:span text:style-name="Quellcode"><text:span text:style-name="T18">put </text:span></text:span><text:span text:style-name="Quellcode"><text:span text:style-name="T18">"ratings/:id" =&gt; "ratings#create_and_update"</text:span></text:span></text:p>
      <text:p text:style-name="Text_20_Running"><text:span text:style-name="Text_20_Running"><text:span text:style-name="T7">warum brauch ich „ratings“?</text:span></text:span></text:p>
      <text:p text:style-name="Text_20_Running"><text:span text:style-name="Text_20_Running"><text:span text:style-name="T13">Ob ein POST oder ein PUT Request durchgeführt wird, erkennt Rails per Konvention, ob ein ob ein neues oder ein bereits vorhandenes Objekt, das aus der Datenbank geladen wurde, an </text:span></text:span><text:span text:style-name="Text_20_Running"><text:span text:style-name="T13">das Formular übergeben wird. </text:span></text:span><text:span text:style-name="Text_20_Running"><text:span text:style-name="T17">Das hätte zwar auch für die ursprüngliche Form im Ratiings-Controller gelten müssen, doch...</text:span></text:span><text:span text:style-name="Text_20_Running"><text:span text:style-name="T18"> </text:span></text:span></text:p>
      <text:p text:style-name="Text_20_Running"><text:span text:style-name="Text_20_Running"><text:span text:style-name="T18">Mit dieser Lösung jedoch funktioniert nun auch die Abgabe von Wertungen über Ajax einwandfrei ohne Sicherheitslücken.</text:span></text:span></text:p>
      <text:p text:style-name="Text_20_Running"><text:span text:style-name="Text_20_Running"><text:span text:style-name="T18"/></text:span></text:p>
      <text:p text:style-name="Heading_20__28_user_29_"><text:span text:style-name="Heading_20_3"><text:span text:style-name="T18">4.5.3 Grafische Aufpolierung des Bewertungsformulars</text:span></text:span></text:p>
      <text:p text:style-name="Text_20_Running"><text:soft-page-break/><text:span text:style-name="Text_20_Running"><text:span text:style-name="T18"/></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Text_20_Running"><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korrekten URL-Aufrufen. Diese Probleme konnten glücklicherweise gegen Ende gelöst werden.</text:span></text:p>
      <text:p text:style-name="Text_20_Running"><text:span text:style-name="Text_20_Running"/></text:p>
      <text:p text:style-name="Text_20_Running"><text:span text:style-name="Text_20_Running"/></text:p>
      <text:p text:style-name="Text_20_Running"><text:span text:style-name="Text_20_Running">Aus Datenbank-Sicht sind die Beziehungen der Reviews zu ihren Bezugstabellen identisch zu den Ratings. Auch ein Review-Objekt braucht einer user_id und eine game_id, damit es konkret zugeordnet werden kann. Dies ist wichtig, da das User-Profil eine Liste aller verfassten Kritiken des jeweiligen Autoren gerendert werde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pan text:style-name="Text_20_Running"><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Adobe Hebrew" svg:font-family="'Adobe Hebrew'"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666666">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bold"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dobe Hebrew" fo:font-size="12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5-30T16:49:49.43</dc:date>
    <meta:editing-cycles>145</meta:editing-cycles>
    <meta:editing-duration>P4DT4H43M28S</meta:editing-duration>
    <meta:document-statistic meta:table-count="0" meta:image-count="0" meta:object-count="0" meta:page-count="37" meta:paragraph-count="322" meta:word-count="11629" meta:character-count="86408"/>
    <meta:template xlink:type="simple" xlink:actuate="onRequest" xlink:title="" xlink:href="Normal"/>
  </office:meta>
</office:document-meta>
</file>